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Nota">
      <style:text-properties officeooo:paragraph-rsid="0006c2e5"/>
    </style:style>
    <style:style style:name="P2" style:family="paragraph" style:parent-style-name="Nota">
      <style:text-properties officeooo:paragraph-rsid="00084254"/>
    </style:style>
    <style:style style:name="P3" style:family="paragraph" style:parent-style-name="Footnote">
      <style:text-properties officeooo:rsid="000f94f2" officeooo:paragraph-rsid="000f94f2"/>
    </style:style>
    <style:style style:name="P4" style:family="paragraph" style:parent-style-name="List_20_2">
      <style:text-properties officeooo:paragraph-rsid="000e9287"/>
    </style:style>
    <style:style style:name="P5" style:family="paragraph" style:parent-style-name="Portada_5f_título" style:master-page-name="Portada">
      <style:paragraph-properties style:page-number="auto"/>
    </style:style>
    <style:style style:name="P6" style:family="paragraph" style:parent-style-name="Heading_20_1" style:master-page-name="Página_20_normal">
      <style:paragraph-properties style:page-number="auto"/>
    </style:style>
    <style:style style:name="P7" style:family="paragraph" style:parent-style-name="Autor_20_de_20_cita">
      <style:text-properties officeooo:paragraph-rsid="00169e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ción al software libre</text:p>
      <text:p text:style-name="Portada_5f_autor">Jesús M. González Barahona</text:p>
      <text:p text:style-name="Portada_5f_afiliación">Grupo de Sistemas y Comunicaciones, ESCET,</text:p>
      <text:p text:style-name="Portada_5f_afiliación">Universidad Rey Juan Carlos de Madrid</text:p>
      <text:p text:style-name="Portada_5f_autor">Joaquín Seoane Pascual</text:p>
      <text:p text:style-name="Portada_5f_afiliación">Departamento de Ingeniería de Sistemas Telemáticos,</text:p>
      <text:p text:style-name="Portada_5f_afiliación">Universidad Politécnica de Madrid</text:p>
      <text:p text:style-name="Portada_5f_autor">Gregorio Robles</text:p>
      <text:p text:style-name="Portada_5f_afiliación">Grupo de Sistemas y Comunicaciones, ESCET,</text:p>
      <text:p text:style-name="Portada_5f_afiliación">Universidad Rey Juan Carlos de Madrid</text:p>
      <text:h text:style-name="P6" text:outline-level="1">Prólogo</text:h>
      <text:p text:style-name="Quotations">Qualquier ome que lo oyga, sy bien trobar supiere, puede más añadir e enmendar si quisiere. Ande de mano en mano: qualquier que lo pidiere. Como pelota las dueñas, tómelo quien pudiere.</text:p>
      <text:p text:style-name="Quotations">Pues es de “Buen Amor”, prestadlo de buen grado: no le neguéis su nombre ni le deis rechazado, no le deis por dinero vendido nin alquilado; porque non tiene valor nin graçia el “Buen Amor” conprado.</text:p>
      <text:p text:style-name="Autor_20_de_20_cita">Juan Ruiz, Arcipreste de Hita. Libro de Buen Amor, siglo XIV</text:p>
      <text:p text:style-name="Párrafo">La primera versión de estos apuntes fue escrita por Jesús M. González Barahona, Joaquín Seoane Pascual y Gregorio Robles entre los meses de abril y septiembre de 2003. Aunque llevábamos tiempo hablando sobre preparar un material de este tipo para la asignatura Software Libre que Joaquín y Jesús impartimos en los programas de doctorado de nuestros respectivos departamentos, fue la iniciativa de la Universitat Oberta de Catalunya (UOC) de encargarnos un material para la asignatura de introducción a su máster de software libre lo que nos decidió finalmente a ponernos manos a la obra. En este encargo fue fundamental la labor de Jordi Mas, coordinador académico del máster, que no sólo nos propuso para este trabajo y nos puso en contacto con la UOC, sino que nos acompañó en las relaciones con ellos durante toda la duración del proyecto.</text:p>
      <text:p text:style-name="Párrafo">Poco después de que se entregase la primera edición, los autores empezaron a retocar el material, como parte de un proceso que no dejó de estar en marcha, aunque con muy diferentes niveles de actividad, hasta la terminación de esta segunda edición, en mayo de 2007. Durante este tiempo, la primera edición ha sido utilizada ampliamente en el máster de software libre de la UOC y en varias asignaturas de postgrado más, en España y América. La experiencia de la UOC ha sido seguida con especial interés por Gregorio Robles, que ha participado en ella, y ha obtenido de esa forma una realimentación que ha sido de gran valor para la mejora de los contenidos. Los tres (Joaquín, Jesús, y desde 2006, Gregorio) hemos continuado también con la asignatura de doctorado sobre software en la UPM y la URJC, aprovechando también para probar el material en él. De nuevo, la UOC ha sido el catalizador de esta segunda edición, al hacernos un encargo que hemos tardado demasiado en terminar. La labor de Jordi Mas y de David Megías (de la UOC) ha sido fundamental, proporcionando el apoyo crítico imprescindible para haber sacado adelante esta nueva edición. También ha sido fundamental el trabajo de José Ignacio Fernández Villamor y Boni García Gutiérrez, alumnos de Joaquín Seoane, que han colaborado en la revisión de materiales para esta segunda edición.</text:p>
      <text:h text:style-name="Heading_20_2" text:outline-level="2">Materiales previos</text:h>
      <text:p text:style-name="Párrafo">Algunos textos de estos apuntes están basados en materiales previos, normalmente de los propios autores, en algunos casos de terceras personas (utilizados con permiso, cuando no han sido completamente reelaborados). Entre ellos podemos mencionar los siguientes (a riesgo de olvidar alguno importante).</text:p>
      <text:list xml:id="list1815771282" text:style-name="List_20_1">
        <text:list-item>
          <text:p text:style-name="List_20_1">Hay algunos fragmentos (sobre todo en los capítulos de historia y economía) inspirados en el documento “Free Software / Open Source: Information Society Opportunities for Europe?” [isop:source:1999], que Jesús González Barahona coeditó para la Comisión Europea. Sin embargo, los fragmentos en cuestión han sido ampliados, retocados y actualizados, tanto que en muchos casos pueden ser difícil de reconocer.</text:p>
        </text:list-item>
        <text:list-item>
          <text:p text:style-name="List_20_1">El apartado sobre los monopolios y el software libre (Sección 5.4) está reelaborado sobre el artículo “Software libre, monopolios y otras yerbas” [barahona00:_softw], de Jesús M. González Barahona.</text:p>
        </text:list-item>
        <text:list-item>
          <text:p text:style-name="List_20_1">Los apartados sobre iniciativas legislativas e iniciativas de administraciones públicas en relación con el software <text:soft-page-break/>libre están en parte basados en “Iniciativas de las administraciones públicas en relación al Software Libre” [heras02:_iniciat_softw_libre] (gracias a Pedro de las Heras por permitirnos utilizar ese material, del que es coautor).</text:p>
        </text:list-item>
        <text:list-item>
          <text:p text:style-name="List_20_1">Parte del apartado sobre los motivos para usar software libre en las administraciones públicas (Sección 6.2) está basado en el artículo [barahona02:_que_hace_con], de Jesús M. González Barahona.</text:p>
        </text:list-item>
        <text:list-item>
          <text:p text:style-name="List_20_1">La traducción de la Licencia de Documentación Libre de GNU es una actualización adaptada de la realizada por Igor Támara y Pablo Reyes para la versión 1.1, a los que agradecemos el haberla realizado y su permiso para modificarla.</text:p>
        </text:list-item>
        <text:list-item>
          <text:p text:style-name="List_20_1">El capítulo de ingeniería del software libre es una adaptación de un artículo sobre el estado del arte de la ingeniería del software aplicada al software libre de Jesús M. González Barahona y Gregorio Robles para la revista Novática.</text:p>
        </text:list-item>
        <text:list-item>
          <text:p text:style-name="List_20_1">En el capítulo de estudios de casos, la parte dedicada al desarrollo de Linux se basa en una presentación que realizó Juan-Mariano de Goyeneche durante el curso de doctorado “Programas Libres” de la Universidad Politécnica de Madrid durante el curso 2002-03.</text:p>
        </text:list-item>
        <text:list-item>
          <text:p text:style-name="List_20_1">La parte histórica del estudio pormenorizado de GNOME ha sido tomada de la introducción histórica incluida en el libro sobre “Desarrollo de aplicaciones en GNOME2” elaborado por GNOME Hispano y realizada por uno de los autores de este libro.</text:p>
        </text:list-item>
        <text:list-item>
          <text:p text:style-name="List_20_1">El caso de estudio de FreeBSD se basa en parte en la ponencia presentada por Jesús Rodríguez en el III Congreso HispaLinux celebrado en Madrid en el año 2000.</text:p>
        </text:list-item>
        <text:list-item>
          <text:p text:style-name="List_20_1">Los casos de estudio de Debian y Red Hat parten del trabajo previo de González Barahona et al. que han plasmado en varios artículos los resultados del análisis cuantitativo de estas dos distribuciones.</text:p>
        </text:list-item>
        <text:list-item>
          <text:p text:style-name="List_20_1">Varios materiales, sobre todo actualizaciones y nuevo material en el capitulo de casos de estudio, fueron realizados por José Ignacio Fernández Villamor y Boni García Gutiérrez a principios de 2007 en una rama específica para modificaciones realizadas en el marco de la edición de ese año de la asignatura de doctorado de Joaquín Seoane en la UPM. Gran parte de estos materiales fueron incluidos a tiempo para la segunda edición.</text:p>
        </text:list-item>
      </text:list>
      <text:h text:style-name="Heading_20_2" text:outline-level="2">Agradecimientos</text:h>
      <text:p text:style-name="Párrafo">Los autores agradecen a la Fundación para la Universitat Oberta de Catalunya (http://www.uoc.edu) la financiación de la primera edición de esta obra, y de gran parte de las mejoras que han llevado a la segunda edición, enmarcadas en el Máster Internacional en Software Libre ofrecido por la citada institución, en el que se usan como materiales de una de las asignaturas.</text:p>
      <text:h text:style-name="Heading_20_1" text:outline-level="1">Capítulo 1. Introducción al software libre</text:h>
      <text:p text:style-name="Cita_20_en_20_inglés">If you have an apple and I have an apple and we exchange apples then you and I will still each have one apple. But if you have an idea and I have an idea and we exchange these ideas, then each of us will have two ideas.</text:p>
      <text:p text:style-name="Cita_20_en_20_inglés">Si tú tienes una manzana, yo tengo una manzana y las intercambiamos, seguiremos teniendo una manzana cada uno. Pero si tú tienes una idea, yo tengo una idea, y las intercambiamos, cada uno de nosotros tendrá dos ideas.</text:p>
      <text:p text:style-name="P7">Bernard Shaw (atribuido)</text:p>
      <text:p text:style-name="Párrafo">¿Qué es el software libre? ¿Qué es y qué implicaciones tiene la licencia de un programa libre? ¿Cómo se está desarrollando el software libre? ¿Cómo se financian los proyectos de software libre, qué modelos de negocio se están experimentando relacionados con ellos? ¿Qué motiva a los desarrolladores, especialmente a los que son voluntarios, a involucrarse en proyectos de software libre? ¿Cómo son estos desarrolladores? ¿Cómo se coordinan en sus proyectos, y cómo es el software que producen? En resumen, ¿cuál es la panorámica general del software libre? Este es el tipo de preguntas que trataremos de responder en este texto. Porque aunque el software libre está cada vez más en los medios de comunicación, en las conversaciones de los profesionales de la informática, e incluso empieza a estar en boca de los ciudadanos en general, aún es un desconocido para muchos. Y los que lo conocen muchas veces no saben más que de algunos de sus aspectos, desconociendo completamente otros.</text:p>
      <text:p text:style-name="Párrafo">Para empezar, en este capítulo vamos a presentar los aspectos específicos del software libre, centrándonos fundamentalmente en explicar sus bases para los que se aproximen al tema por primera vez, y en motivar su importancia. Entre estas bases nos detendremos en la definición del término (para saber de qué vamos a hablar) y en las consecuencias principales del uso (y la mera existencia) del software libre.</text:p>
      <text:h text:style-name="Heading_20_2" text:outline-level="2">1.1. El concepto de libertad en el software</text:h>
      <text:p text:style-name="Párrafo">Desde el principio de los años 70 nos hemos acostumbrado a que quien comercializa un programa pueda imponer (e imponga) las condiciones bajo las que puede usarse. Puede, por ejemplo, prohibir que se lo preste a un tercero. A pesar de que el software es el elemento tecnológico más flexible y adaptable que tenemos, puede imponerse (y es común imponer) la imposibilidad de adaptarlo a unas necesidades concretas, o corregir sus errores, sin el permiso explícito del productor, que normalmente se reserva en exclusiva estas posibilidades. Pero esta es sólo una de las posibilidades que ofrece la legislación actual: el software libre, por el contrario, otorga las libertades que el software privativo niega.</text:p>
      <text:p text:style-name="Encabezado_20_de_20_Nota">Nota: </text:p>
      <text:p text:style-name="P1">En este texto utilizaremos el término software privativo para referirnos a cualquier programa que no puede considerarse software libre, de acuerdo con la definición que se ofrece más adelante.</text:p>
      <text:h text:style-name="Heading_20_3" text:outline-level="3">1.1.1. Definición</text:h>
      <text:p text:style-name="Párrafo">Así pues el término software libre (o programas libres), tal como fue concebido por Richard Stallman en su definición [fsf:definition], hace referencia a las libertades que puede ejercer quien lo recibe. En concreto, hace referencia a cuatro libertades.</text:p>
      <text:list xml:id="list1177291015" text:style-name="Numbering_20_1">
        <text:list-item>
          <text:p text:style-name="Numbering_20_1">Libertad para ejecutar el programa en cualquier sitio, con cualquier propósito y para siempre.</text:p>
        </text:list-item>
        <text:list-item>
          <text:p text:style-name="Numbering_20_1"><text:soft-page-break/>Libertad para estudiarlo y adaptarlo a nuestras necesidades. Esto exige el acceso al código fuente.</text:p>
        </text:list-item>
        <text:list-item>
          <text:p text:style-name="Numbering_20_1">Libertad de redistribución, de modo que se nos permita colaborar con vecinos y amigos.</text:p>
        </text:list-item>
        <text:list-item>
          <text:p text:style-name="Numbering_20_1">Libertad para mejorar el programa y publicar las mejoras. También exige el código fuente.</text:p>
        </text:list-item>
      </text:list>
      <text:p text:style-name="Párrafo">El mecanismo que se utiliza para garantizarlas, de acuerdo con la legalidad vigente, es la distribución mediante una cierta licencia, como veremos más adelante (Capítulo 3). En ella el autor plasma su permiso para que el receptor del programa pueda ejercer esas libertades, y también restricciones que pueda querer aplicar (como dar crédito a los autores originales en caso de redistribución). Para que la licencia sea considerada como libre, estas restricciones no pueden ir en contra de las libertades mencionadas.</text:p>
      <text:p text:style-name="Encabezado_20_de_20_Nota">La ambigüedad de “free”: </text:p>
      <text:p text:style-name="P1">El término original en inglés para programas libres es free software. Sin embargo, el término inglés free además de libre significa gratis, lo que genera gran confusión. Por ello a menudo en inglés se toman prestadas palabras españolas y se habla de libre software, en contraposición a gratis software, al igual que nosotros tomamos prestada la palabra software.</text:p>
      <text:p text:style-name="Párrafo">Así pues, las definiciones de software libre no hacen ninguna referencia a que pueda conseguirse gratuitamente: el software libre y el software gratuito son cosas bien distintas. Sin embargo, dicho esto, hay que explicar también que debido a la tercera libertad, cualquiera puede redistribuir un programa sin pedir contraprestación económica ni permiso, lo que hace prácticamente imposible obtener grandes ganancias simplemente por la distribución de software libre: cualquiera que lo haya obtenido puede a su vez redistribuirlo a precio más bajo, o incluso gratis.</text:p>
      <text:p text:style-name="Encabezado_20_de_20_Nota">Nota: </text:p>
      <text:p text:style-name="P1">A pesar de que cualquiera puede comercializar un programa dado a cualquier precio, y eso hace que teóricamente el precio de redistribución tienda hacia el coste marginal de copia, hay modelos de negocio basados precisamente en vender software, porque son muchas las circunstancias donde el consumidor está dispuesto a pagar si recibe ciertas contraprestaciones, como por ejemplo una cierta garantía, aunque sea subjetiva, sobre el software que recibe, o un valor añadido en forma de selección, actualización y organización de un conjunto de programas.</text:p>
      <text:p text:style-name="Párrafo">Desde un punto de vista práctico, hay varios textos que definen más precisamente qué condiciones tiene que cumplir una licencia para ser considerada como de software libre. Entre ellas, destacan por su importancia histórica la definición de software libre de la Free Software Foundation [fsf:definition], las directrices de Debian para decidir si un programa es libre [debian:freesftwareguidelines] y la definición de la Open Source Initiative del término “open source” [osi:definition], muy similar a las anteriores.</text:p>
      <text:p text:style-name="Encabezado_20_de_20_Nota">Nota: </text:p>
      <text:p text:style-name="P1">Por ejemplo, las directrices de Debian entran en el detalle de permitir que el autor exija que los fuentes distribuidos no sean modificados directamente, sino que los originales se acompañen de parches separados y que los programas binarios se generen con nombres distintos al original. Además exigen que las licencias no contaminen otros programas distribuidos en el mismo medio.</text:p>
      <text:h text:style-name="Heading_20_3" text:outline-level="3">1.1.2. Términos relacionados</text:h>
      <text:p text:style-name="Párrafo">Equivalente a software libre es el término Open Source Software (programas de fuente abierto), promovido por Eric Raymond y la Open Source Initiative. Filosóficamente el término es muy distinto, ya que hace énfasis en la disponibilidad de código fuente, no en la libertad, pero su definición es prácticamente la misma que la de Debian[osd:open-source-definition:98]. Este nombre es más políticamente aséptico y recalca un aspecto técnico que puede dar lugar a ventajas técnicas, como mejores modelos de desarrollo y negocio, mayor seguridad, etc. Fuertemente criticado por Richard Stallman[fsf:freeforfreedom] y la Free Software Foundation[fsf], ha encontrado mucho más eco en la literatura comercial y en las estrategias de las empresas que de una manera u otra apoyan el modelo.</text:p>
      <text:p text:style-name="Párrafo">Otros términos relacionados de alguna manera con el software libre son.</text:p>
      <text:p text:style-name="List_20_2">Freeware Programas gratuitos.     Normalmente se distribuyen sólo en binario, y se pueden obtener sin coste. A veces se obtiene también permiso de redistribución, pero otras no, pudiendo obtenerse entonces sólo del sitio “oficial” <text:soft-page-break/>mantenido a ese efecto. Es habitual que estos programas se usen para promocionar otros programas (típicamente con funcionalidad más completa) o servicios. Ejemplos de este tipo de programas son Skype, Google Earth o Microsoft Messenger.</text:p>
      <text:p text:style-name="P4">Shareware     No es siquiera software gratis, sino un método de distribución, ya que los programas, generalmente sin fuentes, se pueden copiar libremente, pero no usar continuadamente sin pagarlos. La exigencia de pago puede estar incentivada por funcionalidad limitada o mensajes molestos, o una simple apelación a la moral del usuario, además de que las estipulaciones legales de la licencia podrían utilizarse en contra del infractor.</text:p>
      <text:p text:style-name="P4">Charityware, Careware     Generalmente shareware, pero cuyo pago se exige para una organización caritativa patrocinada. En muchos casos, el pago no se exige, pero se solicita una contribución voluntaria. Algún software libre, como vim solicita contribuciones voluntarias de este tipo [molenaar:charityware].</text:p>
      <text:p text:style-name="P4">Dominio público     El autor renuncia absolutamente a todos sus derechos, en favor del común, lo cual tiene que estar declarado explícitamente en el programa, ya que si no se dice nada, el programa es propietario y no se puede hacer nada con él. En este caso, y si además se proporcionan los fuentes, el programa es libre.</text:p>
      <text:p text:style-name="P4">Copyleft     Un caso particular de software libre cuya licencia obliga a que las modificaciones que se distribuyan sean también libres.</text:p>
      <text:p text:style-name="P4">Propietario, Cerrado, No libre     Términos usados para denominar al software que no es libre ni de fuente abierta.</text:p>
      <text:h text:style-name="Heading_20_2" text:outline-level="2">1.2. Motivaciones</text:h>
      <text:p text:style-name="Párrafo">Como hemos visto hay dos grandes familias de motivaciones para el desarrollo de software libre, que dan lugar así mismo a los dos nombres con que se lo conoce.</text:p>
      <text:list xml:id="list122546744173639" text:continue-list="list1815771282" text:style-name="List_20_1">
        <text:list-item>
          <text:p text:style-name="List_20_1">La motivación ética, abanderada por la Free Software Foundation[fsf], heredera de la cultura hacker, y partidaria del apelativo libre, que argumenta que el software es conocimiento que debe poder difundirse sin trabas, y que su ocultación es una actitud antisocial y que la posibilidad de modificar programas es una forma de libertad de expresión. Puede profundizarse en este aspecto en los ensayos de Stallman[stallman:essays] o en el análisis de Pekka Himanen[himanen:hackerethic].</text:p>
        </text:list-item>
        <text:list-item>
          <text:p text:style-name="List_20_1">La motivación pragmática, abanderada por la Open Source Initiative[osi] y partidaria del apelativo fuente abierta, que argumenta ventajas técnicas y económicas, que repasaremos en la sección siguiente.</text:p>
        </text:list-item>
      </text:list>
      <text:p text:style-name="Párrafo">Aparte de estas dos grandes motivaciones, la gente que trabaja en software libre puede hacerlo por muchas otras razones, que van desde la diversión[torvalds:fun] a la mera retribución económica, posiblemente debida a modelos de negocio sustentables. En el Capítulo 4 se profundiza en estas motivaciones a partir de análisis objetivos.</text:p>
      <text:h text:style-name="Heading_20_2" text:outline-level="2">1.3. Consecuencias de la libertad del software</text:h>
      <text:p text:style-name="Párrafo">El software libre trae consigo numerosas ventajas y pocas desventajas, muchas de ellas exageradas (o falseadas) por la competencia propietaria. De ellas la que más fundamento tiene es la económica, ya que como vimos no es posible obtener mucho dinero de la distribución y ésta la puede y suele hacer alguien distinto al autor. Es por ello que se necesitan modelos de negocio y otros mecanismos de financiación, que se desarrollan en el Capítulo 5. Otras, como la falta de soporte o la calidad escasa, están relacionadas con la financiación, pero además en muchos casos son falsas, ya que incluso software sin ningún tipo de financiación suele ofrecer muy buen soporte a través de foros de usuarios y desarrolladores, y muchas veces tiene gran calidad.</text:p>
      <text:p text:style-name="Párrafo">Teniendo presentes los problemas económicos, hemos de observar que el modelo de costes del software libre es muy distinto del propietario, ya que gran parte de él se ha desarrollado fuera de la economía formal monetaria, muchas veces con mecanismos de trueque: “yo te doy un programa que te interesa y tú lo adaptas a tu arquitectura y le haces mejoras que a ti te interesan”. En el Capítulo 7 se explican mecanismos de ingeniería software apropiados para aprovechar estos recursos humanos no pagados y con características propias, mientras que en el Capítulo 8 se estudian las herramientas usadas para hacer efectiva esta colaboración. Pero además gran parte de los costes disminuyen por el hecho de ser libre, ya que los programas nuevos no tienen por qué empezar desde cero, sino que pueden reutilizar software ya hecho. La distribución tiene también un coste mucho menor, ya que se hace vía Internet y con propaganda gratuita en foros públicos destinados a ello.</text:p>
      <text:p text:style-name="Párrafo"><text:soft-page-break/>Otra consecuencia de las libertades es la calidad que se deriva de la colaboración voluntaria de gente que contribuye o que descubre y reporta errores en entornos y situaciones inimaginables por el desarrollador original. Además, si un programa no ofrece la calidad suficiente, la competencia puede tomarlo y mejorarlo, partiendo de lo que hay. Así la colaboración y la competencia, dos poderosos mecanismos, se combinan para conseguir mejor calidad.</text:p>
      <text:p text:style-name="Párrafo">Examinemos ahora las consecuencias beneficiosas según el destinatario.</text:p>
      <text:h text:style-name="Heading_20_3" text:outline-level="3">1.3.1. Para el usuario final</text:h>
      <text:p text:style-name="Párrafo">El usuario final, ya sea individual o empresa, puede encontrar verdadera competencia en un mercado con tendencia al monopolio. En particular, no depende necesariamente del soporte del fabricante del software, ya que puede haber múltiples empresas, quizá pequeñas, que disponiendo del fuente y de conocimientos, puedan hacer negocio manteniendo determinados programas libres.</text:p>
      <text:p text:style-name="Párrafo">Ya no se depende tanto de la fiabilidad del fabricante para intentar deducir la calidad de un producto, sino que la guía nos la dará la aceptación de la comunidad y la disponibilidad de los fuentes. Nos olvidamos además de cajas negras, en las que hay que confiar porque sí, y de las estrategias de los fabricantes, que pueden decidir unilateralmente dejar de mantener un producto.</text:p>
      <text:p text:style-name="Párrafo">La evaluación de productos antes de adoptarlos ahora es mucho más sencilla, ya que basta instalar los productos alternativos en nuestro entorno real y probar, mientras que para software propietario hay que fiarse de informes externos o negociar pruebas con los proveedores, lo cual no es siempre posible.</text:p>
      <text:p text:style-name="Párrafo">Dada la libertad de modificar el programa para uso propio, el usuario puede personalizarlo o adaptarlo a sus necesidades, corrigiendo errores si los tuviera. El proceso de corrección de errores descubiertos por los usuarios en software propietario suele ser extremadamente penoso, si no imposible, ya que si conseguimos que se repare, muchas veces se hará en la versión siguiente, que podría tardar años en salir, y a veces además será necesario comprarla de nuevo. En software libre, sin embargo, lo podemos hacer nosotros, si estamos cualificados, o contratar el servicio fuera. También podemos, directamente o contratando servicios, integrar el programa con otro, o auditar su calidad (por ejemplo la seguridad). El control pasa, en gran medida, del proveedor al usuario.</text:p>
      <text:h text:style-name="Heading_20_3" text:outline-level="3">1.3.2. Para la administración pública</text:h>
      <text:p text:style-name="Párrafo">La administración pública es un gran usuario de características especiales, ya que tiene obligaciones especiales con el ciudadano, ya sea proporcionándole servicios accesibles, neutrales respecto a los fabricantes, ya garantizando la integridad, utilidad, privacidad y seguridad de sus datos a largo plazo. Todo ello la obliga a ser más respetuosa con los estándares que las empresas privadas y a mantener los datos en formatos abiertos y manipulados con software que no dependa de estrategia de empresas, generalmente extranjeras, certificado como seguro por auditoría interna. La adecuación a estándares es una característica notable del software libre que no es tan respetada por el software propietario, generalmente ávido de crear mercados cautivos.</text:p>
      <text:p text:style-name="Párrafo">Asimismo, la administración tiene una cierta función de escaparate y guía de la industria que la hace tener un gran impacto, que debería dirigirse a la creación de un tejido tecnológico generador de riqueza nacional. Ésta puede crearse fomentando empresas cuyo negocio sea, en parte, el desarrollo de nuevo software libre para la administración, o el mantenimiento, adaptación o auditoría del software existente. En el Capítulo 6 nos extendemos más en esta cuestión.</text:p>
      <text:h text:style-name="Heading_20_3" text:outline-level="3">1.3.3. Para el desarrollador</text:h>
      <text:p text:style-name="Párrafo">Para el desarrollador y productor de software, la libertad cambia mucho las reglas del juego. Con él le es más fácil competir siendo pequeño y adquirir tecnología punta. Puede aprovecharse del trabajo de los demás, compitiendo incluso con otro producto modificando su propio código, si bien también el competidor copiado se aprovechará de nuestro código (si es copyleft). Si el proyecto se lleva bien puede conseguirse la colaboración gratuita de mucha gente, y además se tiene acceso a un sistema de distribución prácticamente gratuito y global. No obstante queda pendiente el problema de cómo obtener recursos económicos si el software realizado no es fruto de un encargo pagado. En el Capítulo 5 se tratará con detalle este tema.</text:p>
      <text:h text:style-name="Heading_20_3" text:outline-level="3"><text:soft-page-break/>1.3.4. Para el integrador</text:h>
      <text:p text:style-name="Párrafo">Para el integrador el software libre es el paraíso. No más cajas negras que intentar encajar, a menudo con ingeniería inversa. Puede limar asperezas e integrar trozos de programas para conseguir el producto integrado necesario, disponiendo de un acervo ingente de software libre de donde extraer las piezas.</text:p>
      <text:h text:style-name="Heading_20_3" text:outline-level="3">1.3.5. Para el que proporciona mantenimiento y servicios</text:h>
      <text:p text:style-name="Párrafo">El disponer del fuente lo cambia todo, situándonos casi en las mismas condiciones que el productor. Si no son las mismas es porque hace falta un conocimiento profundo del programa que sólo el desarrollador posee, por lo que es conveniente que el mantenedor participe en los proyectos que se dedica a mantener. El valor añadido de los servicios es mucho más apreciado, ya que el coste del programa es bajo. Éste es actualmente el negocio más claro con software libre y con el que es posible un mayor grado de competencia.</text:p>
      <text:h text:style-name="Heading_20_2" text:outline-level="2">1.4. Resumen</text:h>
      <text:p text:style-name="Párrafo">Este primer capítulo ha servido como toma de contacto con el mundo del software libre. El concepto fue definido por Richard Stallman basándose en cuatro libertades: de ejecución, de estudio, de redistribución y de mejora, dos de las cuales suponen el acceso al código fuente. Esta accesibilidad y sus ventajas motivan otro punto de vista menos ético y más pragmático, defendido por la Open Source Initiative, que ha dado lugar a otro término: software de fuente abierta. Se han comentado también otros términos relacionados por similitud o contraposición, y que permiten aclarar los conceptos. Finalmente se han comentado las consecuencias de la libertad del software para los principales actores implicados.</text:p>
      <text:h text:style-name="Heading_20_1" text:outline-level="1">Capítulo 2. Un poco de historia</text:h>
      <text:p text:style-name="Cita_20_en_20_inglés">When I started working at the MIT Artificial Intelligence Lab in 1971, I became part of a software-sharing community that had existed for many years. Sharing of software was not limited to our particular community; it is as old as computers, just as sharing of recipes is as old as cooking. But we did it more than most. [...] We did not call our software "free software", because that term did not yet exist; but that is what it was. Whenever people from another university or a company wanted to port and use a program, we gladly let them. If you saw someone using an unfamiliar and interesting program, you could always ask to see the source code, so that you could read it, change it, or cannibalize parts of it to make a new program.</text:p>
      <text:p text:style-name="Quotations">Cuando comencé a trabajar en el Laboratorio de Inteligencia Artificial del M.I.T. en 1971, pasé a formar parte de una comunidad de software compartido que había existido durante muchos años. El compartir código no era algo específico de nuestra comunidad: es algo tan antiguo como los ordenadores, como el compartir recetas es tan viejo como el cocinar. Pero nosotros lo hacíamos más que la mayoría. [...] No llamábamos a nuestro software “software libre” porque ese término aún no existía, pero eso es lo que era. Cuando alguien de otra Universidad, o de una empresa, quería transportar y usar un programa, nosotros le dejábamos hacerlo con gusto. Si veías a alguien utilizando un programa raro e interesante, siempre podías pedirle ver el código fuente, para poder leerlo, cambiarlo o canibalizar partes para hacer un programa nuevo.</text:p>
      <text:p text:style-name="Autor_20_de_20_cita">Richard Stallman, “The GNU Project” (publicado originalmente en el libro “Open Sources”) [stallman:gnu-project:99]</text:p>
      <text:p text:style-name="Párrafo">Aunque todas las historias relacionadas con la informática son forzosamente breves, la del software libre es una de las más largas entre ellas. De hecho, podría decirse que en sus comienzos, prácticamente todo el software desarrollado cumplía con las definiciones de software libre, aunque el concepto ni siquiera existía aún. Más tarde la situación cambió completamente, y el software privativo dominó la escena, prácticamente en exclusiva, durante bastante tiempo. Fue durante época cuando se sentaron las bases del software libre como lo entendemos hoy día, y cuando, poco a poco, comenzaron a aparecer programas libres. Con el tiempo, estos comienzos se han convertido en una tendencia que ha ido creciendo y madurando hasta llegar a la situación actual donde el software libre es una posibilidad a considerar en casi todos los ámbitos.</text:p>
      <text:p text:style-name="Párrafo">Esta historia es bastante desconocida, hasta el punto de que para gran parte de los profesionales informáticos, el software privativo es el software en su estado natural. Sin embargo, la situación es más bien la contraria, y las semillas del cambio que se empezó a entrever en la primera década de 2000 fueron plantadas ya a principios de los años 1980.</text:p>
      <text:p text:style-name="Encabezado_20_de_20_Nota">Sugerencia: </text:p>
      <text:p text:style-name="P1">No hay muchas historias exhaustivas sobre el software libre, y las que hay son artículos normalmente limitados en el objeto de su estudio. En cualquier caso, el lector interesado puede completar lo expuesto en este capítulo consultando [initiative:_histor_osi] (énfasis en el impacto en el mundo empresarial, entre los años 1998 y 1999) o [rasch:_brief_histor_free_open_sourc_softw_movem], que cubre la historia del software libre hasta el año 2000, o [newman99:_origin_futur_open_sourc_softw], que se centra en gran medida en la promoción indirecta que el Gobierno de EE.UU. ha hecho del software libre, o sistemas similares, durante las décadas de 1970 y 1980.</text:p>
      <text:h text:style-name="Heading_20_2" text:outline-level="2">2.1. El software libre antes del software libre</text:h>
      <text:p text:style-name="Párrafo">El software libre como concepto no apareció hasta principios de la década de 1980. Sin embargo, su historia puede trazarse hasta bastantes años antes.</text:p>
      <text:h text:style-name="Heading_20_3" text:outline-level="3"><text:soft-page-break/>2.1.1. Y en el principio fue libre...</text:h>
      <text:p text:style-name="Párrafo">Durante los años 1960 el panorama de la informática estaba dominado por los grandes ordenadores, instalados fundamentalmente en empresas y centros gubernamentales. IBM era el principal fabricante, con gran diferencia sobre sus competidores. En esta época, cuando se adquiría un ordenador (el hardware), el software venía como un acompañante. Mientras se pagase el contrato de mantenimiento, se tenía acceso al catálogo de software que ofrecía el fabricante. Además, no era común la idea de que los programas fueran algo separado desde un punto de vista comercial.</text:p>
      <text:p text:style-name="Párrafo">En esta época el software se distribuía habitualmente junto con su código fuente (en muchos casos sólo como código fuente), y en general sin restricciones prácticas. Los grupos de usuarios como SHARE (usuarios de sistemas IBM) o DECUS (usuarios de DEC) participaban, y hasta cierto punto organizaban, estos intercambios. La sección Algorithms de la revista Communications of the ACM era otro buen ejemplo de foro de intercambio. Podría decirse que durante estos primeros años de la informática el software era libre, al menos en el sentido de que los que tenían acceso a él podían disponer habitualmente del código fuente, estaban acostumbrados a compartirlo, a modificarlo y a compartir las modificaciones.</text:p>
      <text:p text:style-name="Párrafo">El 30 de junio de 1969 IBM anunció que, a partir de 1970, iba a vender parte de su software por separado [grad02:_person_recol]. Esto supuso que sus clientes ya no podían obtener, incluido en el precio del hardware, los programas que necesitaban. El software se comenzó a percibir como algo con valor intrínseco y, como consecuencia, se hizo cada vez más habitual restringir escrupulosamente el acceso a los programas y se limitaron, en la medida de lo posible (tanto técnica como legalmente) las posibilidades que tenían los usuarios para compartir, modificar o estudiar el software. En otras palabras, se pasó a la situación que sigue siendo habitual en el mundo del software a principios del siglo XXI.</text:p>
      <text:p text:style-name="Encabezado_20_de_20_Nota">Sugerencia: </text:p>
      <text:p text:style-name="P1">El lector interesado en esta época de transición puede leer, por ejemplo, [welke98:_how_icp_direc_began], donde Larry Welke comenta cómo nació uno de los primeros catálogos de software no ligados a un fabricante, y cómo en este proceso descubrió que las empresas estaban dispuestas a pagar por programas no hechos por el fabricante de sus ordenadores.</text:p>
      <text:p text:style-name="Párrafo">A mediados de la década de 1970 era ya absolutamente habitual, en cualquier ámbito informático, encontrarse con software privativo. Esto supuso un gran cambio cultural entre los profesionales que trabajaban con software, y fue el origen del florecimiento de un gran número de empresas alrededor del nuevo negocio. Faltaba aún casi una década para que empezase a aparecer, de forma organizada y como reacción a esta situación, lo que hoy conocemos como software libre.</text:p>
      <text:h text:style-name="Heading_20_3" text:outline-level="3">2.1.2. Años 1970 y primeros 1980</text:h>
      <text:p text:style-name="Párrafo">Incluso cuando la tendencia abrumadoramente mayoritaria era explorar el modelo de software privativo, había iniciativas que mostraban algunas características de lo que luego se consideraría software libre. De hecho, alguna de ellas llegó a producir software libre según lo definimos hoy día. Entre ellas cabe destacar SPICE, TeX y el caso mucho más complejo de Unix.</text:p>
      <text:p text:style-name="Párrafo">SPICE (Simulation Program with Integrated Circuit Emphasis) es un programa desarrollado en la Universidad de California en Berkeley para simular las características eléctricas de un circuito integrado. Fue desarrollado y puesto en el dominio público por su autor, Donald O. Pederson, en 1973. SPICE fue originalmente una herramienta docente, y como tal se extendió rápidamente a muchas universidades de todo el mundo. En ellas fue usado por muchos estudiantes de la por aquel entonces incipiente disciplina de diseño de circuitos integrados. Estando en el dominio público, SPICE podía redistribuirse, modificarse, estudiarse... Incluso se podía adaptar a unas necesidades concretas y vender esa versión como producto privativo (lo que se ha hecho durante su historia docenas de veces por una gran cantidad de empresas). Con estas características, SPICE tenía todas las papeletas para convertirse en el estándar de la industria, con sus diferentes versiones. Y efectivamente, eso fue lo que ocurrió. Probablemente fue este el primer programa con características de software libre que durante un tiempo copó un mercado, el de los simuladores de circuitos integrados, y sin duda pudo hacerlo precisamente por tener estas características (además de sus innegables cualidades técnicas).</text:p>
      <text:p text:style-name="Encabezado_20_de_20_Nota">Sugerencia: </text:p>
      <text:p text:style-name="P1">Puede consultarse más información sobre la historia de SPICE en [nagel96:_life_spice]. La página web de SPICE puede encontrarse en http://bwrc.eecs.berkeley.edu/Classes/IcBook/SPICE/.</text:p>
      <text:p text:style-name="Párrafo"><text:soft-page-break/>Donald Knuth comenzó a desarrollar TeX durante un año sabático, en 1978. TeX es un sistema de tipografía electrónica, muy utilizado para la producción de documentos de calidad. Desde el principio, Knuth utilizó una licencia que hoy sería considerada como de software libre. Cuando el sistema se consideró razonablemente estable, en 1985, mantuvo esa licencia. En esa época, TeX era un de los sistemas más grandes y más conocidos que podía considerarse software libre.</text:p>
      <text:p text:style-name="Encabezado_20_de_20_Nota">Sugerencia: </text:p>
      <text:p text:style-name="P2">Algunos hitos de la historia de TeX pueden consultarse en línea en [histor_tex], y más detalles sobre TeX, en el artículo correspondiente de la Wikipedia [wikipedia:_tex].</text:p>
      <text:h text:style-name="Heading_20_3" text:outline-level="3">2.1.3. Desarrollo temprano de Unix</text:h>
      <text:p text:style-name="Párrafo">Unix, uno de los primeros sistemas operativos portables, fue creado originalmente por Thompson y Ritchie (entre otros) en los Bell Labs de AT&amp;T. Su desarrollo ha continuado desde su nacimiento, hacia 1972, dando lugar a innumerables variantes comercializadas por (literalmente) decenas de empresas.</text:p>
      <text:p text:style-name="Párrafo">Durante los años 1973 y 1974, Unix llegó a muchas Universidades y centros de investigación de todo el mundo, con una licencia que permitía su uso para fines académicos. Aunque había ciertas restricciones que impedían su distribución libre, entre las organizaciones que disponían de la licencia el funcionamiento fue muy similar al que se vio más tarde en muchas comunidades de software libre. Los que tenían acceso al fuente de Unix tuvieron un sistema que podían estudiar, mejorar y ampliar. Alrededor de él apareció una comunidad de desarrolladores que pronto empezó a girar en torno al CSRG de la Universidad de California en Berkeley. Esta comunidad desarrolló su propia cultura, que fue muy importante, como veremos más adelante, en la historia del software libre. Unix fue, hasta cierto punto, un ensayo temprano de lo que se vio con GNU y Linux varios años más tarde. Estaba confinado a una comunidad mucho más pequeña, y era necesaria la licencia de AT&amp;T, pero en otros aspectos su desarrollo fue similar (en un mundo mucho menos comunicado).</text:p>
      <text:p text:style-name="Encabezado_20_de_20_Nota">Modos de desarrollo propios del software libre: </text:p>
      <text:p text:style-name="P1">En [hauben-hauben:notha:97], página 139, pueden leerse unas líneas que se podrían referir a muchos proyectos libres: “Las contribuciones al valor de Unix durante su desarrollo temprano fueron muchas, gracias al hecho de que el código fuente estaba disponible. Podía ser examinado, mejorado y personalizado”.</text:p>
      <text:p text:style-name="Nota">En la página 142 de la misma referencia: “Los pioneros como Henry Spencer están de acuerdo en lo importante que fue para los que pertenecían a la comunidad Unix tener el código fuente. Él resalta cómo la disposición de los fuentes hacía posible la identificación y reparación de los errores que descubrían. [...] Incluso en los últimos 1970 y primeros 1980, prácticamente cada sitio Unix tenía fuentes completas”.</text:p>
      <text:p text:style-name="Nota">Aún más explícito es el siguiente texto de [rochkind:iwdh:86]: “Ésta era una de las grandes cosas sobe Unix en los primeros días: la gente realmente compartía con los demás. [...] No sólo aprendíamos mucho aquellos días del material compartido, sino que nunca teníamos que preocuparnos sobre cómo funcionaban realmente las cosas porque siempre podíamos ir a leer el fuente”;.</text:p>
      <text:p text:style-name="Párrafo">Con el tiempo, Unix fue también un ejemplo temprano de los problemas que podían presentar los sistemas privativos que a primera vista tenían alguna característica del software libre. Durante el final de la década de 1970, y sobre todo durante la de 1980, AT&amp;T cambió su política, y el acceso a nuevas versiones de Unix se convirtió en algo difícil y caro. La filosofía de los primeros años, que hizo tan popular a Unix entre los desarrolladores, cambió radicalmente, hasta el punto de que en 1991, AT&amp;T puso una demanda a la Universidad de Berkeley por publicar el código de Unix BSD que ellos (el CSRG de Berkeley) había creado. Pero esa es otra historia, que retomaremos más adelante.</text:p>
      <text:h text:style-name="Heading_20_2" text:outline-level="2">2.2. El comienzo: BSD, GNU</text:h>
      <text:p text:style-name="Párrafo">Todos los casos descritos en el apartado anterior fueron iniciativas individuales o no cumplían estrictamente los requisitos del software libre. Hasta principios de la década de 1980 no aparecieron, de forma organizada y consciente, los primeros proyectos para la creación de sistemas compuestos de software libre. En esa época se empezaron también a fijar (lo que probablemente es más importante) los fundamentos éticos, legales y hasta económicos, que se han ido desarrollando y completando hasta hoy día. Y como el nuevo fenómeno necesitaba un nombre, durante esos años se acuñó también el propio término software libre.</text:p>
      <text:h text:style-name="Heading_20_3" text:outline-level="3"><text:soft-page-break/>2.2.1. Richard Stallman, GNU, FSF: nace el movimiento del software libre</text:h>
      <text:p text:style-name="Párrafo">A principios de 1984, Richard Stallman, en aquella época empleado en el AI Lab del MIT., abandonó su trabajo para comenzar el proyecto GNU. Stallman se consideraba un hacker de los que gozaban compartiendo sus inquietudes tecnológicas y su código. Veía con desagrado cómo su negativa a firmar acuerdos de exclusividad y no compartición le estaban convirtiendo en un extraño en su propio mundo, y cómo el uso de software privativo en su entorno le dejaba impotente antes situaciones que antes podía solventar fácilmente.</text:p>
      <text:p text:style-name="Párrafo">Su idea al abandonar el MIT. era construir un sistema software completo, de propósito general, pero completamente libre [stallman:gnu-project:99]. El sistema (y el proyecto que se encargaría de hacerlo realidad) se llamó GNU (acrónimo recursivo, GNU's Not Unix). Aunque desde el principio el proyecto GNU incluyó en su sistema software ya disponible (como TeX o, más adelante, el sistema X Window), había mucho que construir. Richard Stallman comenzó por escribir un compilador de C (GCC) y un editor (Emacs), ambos aún en uso (y muy populares).</text:p>
      <text:p text:style-name="Párrafo">Desde el principio del proyecto GNU, Richard Stallman estaba preocupado por las libertades que tendrían los usuarios de su software. Estaba interesado en que no sólo los que recibieran los programas directamente del proyecto GNU, sino cualquiera que lo recibiera después de cualquier número de redistribuciones y (quizás) modificaciones, siguiera pudiendo disfrutar de los mismos derechos (modificación, redistribución, etc.). Para ello escribió la licencia GPL, probablemente la primera licencia de software diseñada específicamente para garantizar que un programa fuera libre en este sentido. Al mecanismo genérico que utilizan las licencias tipo GPL para conseguir estas garantías, Richard Stallman lo llamó copyleft, que sigue siendo el nombre de una gran familia de licencias de software libre [foundation91:_gnu_gener_public_licen].</text:p>
      <text:p text:style-name="Párrafo">Richard Stallman también fundó la Free Software Foundation (FSF) para conseguir fondos que dedica al desarrollo y la protección del software libre, y sentó sus fundamentos éticos como The GNU Manifesto [stallman:gnu-manifesto:85]. y Why Software Should Not Have Owners [stallman:why-software-not-owners:98].</text:p>
      <text:p text:style-name="Párrafo">Desde el punto de vista técnico, el proyecto GNU fue concebido como un trabajo muy estructurado y con metas muy claras. El método habitual estaba basado en grupos relativamente pequeños de personas (habitualmente voluntarios) que desarrollaban alguna de las herramientas que luego encajarían perfectamente en el rompecabezas completo (el sistema GNU). La modularidad de Unix, en el que se inspiraba el desarrollo, encajaba perfectamente en esta idea. El método de trabajo generalmente implicaba el uso de Internet, pero ante la escasa implantación en aquellos días, la Free Software Foundation también vendía cintas en las que grababa las aplicaciones, siendo probablemente una de las primeras organizaciones en beneficiarse económicamente (aunque de manera bastante limitada) de la creación de software libre.</text:p>
      <text:p text:style-name="Párrafo">A principios de la década de 1990, unos seis años después de su nacimiento, el proyecto GNU estaba muy cerca de tener un sistema completo similar a Unix. Aún así, hasta ese momento aún no había producido una de las piezas fundamentales: el núcleo del sistema (también llamado kernel, la parte del sistema operativo que se relaciona con el hardware, lo abstrae, y permite que las aplicaciones compartan recursos y, en el fondo, funcionen). Sin embargo, el software de GNU era muy popular entre los usuarios de las distintas variantes de Unix, por aquella época el sistema operativo más usado en las empresas. Además, el proyecto GNU había conseguido ser relativamente conocido entre los profesionales informáticos, y muy especialmente entre los que trabajaban en universidades. En esa época, sus productos ya gozaban de una merecida reputación de estabilidad y calidad.</text:p>
      <text:h text:style-name="Heading_20_3" text:outline-level="3">2.2.2. El CSRG de Berkeley</text:h>
      <text:p text:style-name="Párrafo">El CSRG (Computer Science Research Group) de la Universidad de California en Berkeley fue, desde 1973, uno de los centros donde más desarrollo relacionado con Unix se hizo durante los años 1979 y 1980. No sólo se portaron aplicaciones y se construyeron otras nuevas para su funcionamiento sobre Unix, sino que se hicieron importantes mejoras al núcleo y se le añadió mucha funcionalidad. Por ejemplo, durante la década de los años 1980, varios contratos de DARPA (dependiente del Ministerio de Defensa de EE.UU.) financiaron la implementación de TCP/IP que ha sido considerada hasta nuestros días como la referencia de los protocolos que hacen funcionar a Internet (vinculando, de paso, el desarrollo de Internet y la expansión de las estaciones de trabajo con Unix). Muchas empresas utilizaron como base de sus versiones de Unix los desarrollos del CSRG, dando lugar a sistemas muy conocidos en la época, como SunOS (Sun Microsystems) o Ultrix (Digital Equipment). De esta manera, Berkeley se convirtió en una de las dos fuentes fundamentales de Unix, junto con la oficial, AT&amp;T.</text:p>
      <text:p text:style-name="Párrafo">Para poder utilizar todo el código que producía el CSRG (y el de los colaboradores de la comunidad Unix que ellos de alguna manera coordinaban), hacía falta la licencia de Unix de AT&amp;T, que cada vez era más difícil (y más cara) de <text:soft-page-break/>conseguir, sobre todo si se quería el acceso al código fuente del sistema. Tratando de evitar en parte este problema, en junio de 1989 el CSRG liberó la parte de Unix relacionada con TCP/IP (la implementación de los protocolos en el núcleo y las utilidades), que no incluía código de AT&amp;T. Fue la llamada Networking Release 1 (Net-1). La licencia con que se liberó fue la famosa licencia BSD que, salvo ciertos problemas con sus cláusulas sobre obligaciones de anuncio, ha sido considerada siempre como un ejemplo de licencia libre minimalista (que además de permitir la redistribución libre, también permitía su incorporación a productos privativos). Además, el CSRG probó un novedoso método de financiación (que ya estaba probando con éxito la FSF): vendía cintas con su distribución por 1.000 dólares. Aunque cualquiera podía a su vez redistribuir el contenido de las cintas sin ningún problema (la licencia lo permitía), el CSRG vendió cintas a miles de organizaciones, con lo que consiguió fondos para seguir desarrollando.</text:p>
      <text:p text:style-name="Párrafo">Viendo el éxito de la distribución de Net-1, Keith Bostic propuso reescribir todo el código que aún quedaba del Unix original de AT&amp;T. A pesar el escepticismo de algunos miembros del CSRG, realizó un anuncio público pidiendo ayuda para realizar esta tarea, y poco a poco las utilidades (reescritas a partir de especificaciones) comenzaron a llegar a Berkeley. Mientras tanto, el mismo proceso se realizó con el núcleo, reescribiéndose de forma independiente la mayor parte del código que no se había realizado por Berkeley o por colaboradores voluntarios. En junio de 1991, después de conseguir el permiso de la Administración de la Universidad de Berkeley, se distribuyó la Networking Release 2 (Net-2), con casi todo el código del núcleo y todas las utilidades de un sistema Unix completo. De nuevo se distribuyó el conjunto bajo la licencia BSD, vendiéndose miles de cintas al precio de 1.000 dólares la unidad.</text:p>
      <text:p text:style-name="Párrafo">Sólo seis meses después de la liberación de Net-2, Bill Jolitz escribió el código que faltaba en el núcleo para que funcionase sobre arquitectura i386, liberando 386BSD, que fue distribuida por Internet. A partir de este código surgieron más tarde, en sucesión, todos los sistemas de la familia *BSD. Primero apareció NetBSD, como una recopilación de los parches que se habían ido aportando en la Red para mejorar 386BSD. Más adelante apareció FreeBSD como un intento en soportar fundamentalmente la arquitectura i386. Varios años más tarde se formó el proyecto OpenBSD, con énfasis en la seguridad. Y también hubo una distribución propietaria basada en Net-2 (aunque era ciertamente original, ya que ofrecía a sus clientes todo el código fuente como parte de la distribución básica), realizada de forma independiente por la desaparecida empresa BSDI (Berkeley Software Design Inc).</text:p>
      <text:p text:style-name="Párrafo">En parte como reacción a la distribución hecha por BSDI, Unix System Laboratories (USL), subsidiaria de AT&amp;T que tenía los derechos de la licencia de Unix, puso una demanda judicial, primero a BSDI y luego a la Universidad de California. En ella les acusaba de distribuir su propiedad intelectual sin permiso. Después de varias maniobras judiciales (incluyendo una contra-demanda de la Universidad de California contra USL), Novell compró los derechos de Unix a USL y en enero de 1994 llegó a un acuerdo extrajudicial con la Universidad de California. Como resultado de este acuerdo, el CSRG distribuyó la versión 4.4BSD-Lite, que fue pronto utilizado por todos los proyectos de la familia *BSD. Poco después (tras liberar aún la versión 4.4BSD-Lite Release 2), el CSRG desapareció. En ese momento hubo quien temió que era el fin de los sistemas *BSD, pero el tiempo ha demostrado que siguen vivos y coleando, con una nueva forma de gestión más típica de proyectos libres. Aún en la década de 2000 los proyectos que gestionan la familia *BSD son de los más antiguos y consolidados en el mundo del software libre.</text:p>
      <text:p text:style-name="Encabezado_20_de_20_Nota">Sugerencia: </text:p>
      <text:p text:style-name="P1">La historia de Unix BSD es muy ilustrativa de una forma peculiar de desarrollar software durante los años 1970 y 1980. Quien esté interesado en ella puede disfrutar de la lectura de [mckusick:_twent_years_berkel_unix]. En él se puede seguir su evolución desde la cinta que llevó Bob Fabry a Berkeley con la idea de hacer funcionar en un PDP-11 una de las primeras versiones del código de Thompson y Ritchie (comprada conjuntamente por los departamentos de informática, estadística y matemáticas) hasta las demandas judiciales de AT&amp;T, y las últimas liberaciones de código que dieron lugar a la familia de sistemas operativos libres *BSD.</text:p>
      <text:h text:style-name="Heading_20_3" text:outline-level="3">2.2.3. Los comienzos de Internet</text:h>
      <text:p text:style-name="Párrafo">Casi desde su nacimiento, a principios de la década de 1970, Internet tuvo mucha relación con el software libre. Por un lado, desde sus comienzos, la comunidad de desarrolladores que la construyeron tuvieron claros varios principios que luego se harían clásicos en el mundo del software libre. Por ejemplo, la importancia de que los usuarios puedan ayudar a depurar errores, o la compartición de código. La importancia de BSD Unix en su desarrollo (al proporcionar durante los años 1980 la implementación más popular de los protocolos TCP/IP) hizo que muchas costumbres y formas de funcionamiento pasasen fácilmente de una comunidad (la de desarrolladores alrededor del CSRG) a otra (los que estaban construyendo lo que entonces era NSFNet y luego sería Internet), y viceversa. Muchas de las aplicaciones básicas en el desarrollo de Internet, como Sendmail (servidor de correo) o BIND (implementación del servicio de nombres) fueron libres, y en gran medida fruto de esta colaboración entre comunidades.</text:p>
      <text:p text:style-name="Párrafo"><text:soft-page-break/>Por último, la comunidad del software libre, durante el final de los años 1980 y la década de 1990, fue una de las primeras en explorar hasta el fondo las nuevas posibilidades que permitía Internet para la colaboración entre grupos geográficamente dispersos. Esta exploración fue la que hizo posible, en gran medida, la propia existencia de la comunidad BSD, la FSF o el desarrollo de GNU/Linux.</text:p>
      <text:p text:style-name="Párrafo">Uno de los aspectos más interesantes del desarrollo de Internet, desde el punto de vista del software libre, fue la gestión completamente abierta de sus documentos y sus normas. Aunque hoy pueda parecer algo normal (pues es lo habitual, por ejemplo, en el IETF o el WWW Consortium), en su época la libre disposición de todas las especificaciones y documentos de diseño, incluyendo las normas que definen los protocolos, fue algo revolucionario y fundamental para su desarrollo. Podemos leer en [hauben-hauben:notha:97] (página 106).</text:p>
      <text:p text:style-name="Párrafo">Este proceso abierto promovía y llevaba al intercambio de información. El desarrollo técnico tiene éxito sólo cuando se permite que la información fluya libre y fácilmente entre las partes interesadas. La promoción de la participación es el principio fundamental que hizo posible el desarrollo de la Red.</text:p>
      <text:p text:style-name="Párrafo">Observe el lector cómo este párrafo podría ser suscrito, casi con toda seguridad, por cualquier desarrollador refiriéndose al proyecto de software libre en el que colabora.</text:p>
      <text:p text:style-name="Párrafo">En otra cita, [roberts:teops:78] (página 267) podemos leer.</text:p>
      <text:p text:style-name="Párrafo">Como ARPANET era un proyecto público que conectaba a muchas de las principales universidades e instituciones de investigación, los detalles de implementación y rendimiento se publicaban ampliamente.</text:p>
      <text:p text:style-name="Párrafo">Obviamente, esto es lo que suele ocurrir en los proyectos de software libre, donde toda la información relacionada con el proyecto (y no sólo la implementación) suele ser pública.</text:p>
      <text:p text:style-name="Párrafo">En este ambiente y hasta que Internet, ya bien entrados los años 1990, se convirtiese sobre todo en un negocio, la comunidad de usuarios y su relación con los desarrolladores era clave. En esa época muchas organizaciones aprendieron a confiar no en una única empresa proveedora del servicio de comunicación de datos, sino en una compleja combinación de empresas de servicios, fabricantes de equipos, desarrolladores profesionales y voluntarios, etc. Las mejores implementaciones de muchos programas no eran las que venían con el sistema operativo que se compraba con el hardware, sino implementaciones libres que rápidamente las sustituían. Los desarrollos más innovadores eran fruto no de grandes planes de investigación en empresas, sino de estudiantes o profesionales probando ideas y recogiendo la realimentación que les enviaban cientos de usuarios que usaban sus programas libres.</text:p>
      <text:p text:style-name="Párrafo">Como ya se ha dicho, Internet proporcionó al software libre también las herramientas básicas para colaborar a distancia. El correo electrónico, los grupos de News, los servicios de FTP anónimo (que fueron los primeros almacenes masivos de software libre) y más tarde los sistemas de desarrollo integrados basados en web han sido fundamentales (e imprescindibles) para el desarrollo de la comunidad del software libre tal y como la conocemos y, en particular, para el funcionamiento de la inmensa mayoría de los proyectos de software libre. Desde el principio, proyectos como GNU o BSD hicieron un uso masivo e intenso de todos estos mecanismos, desarrollando, a la vez que las usaban, nuevas herramientas y sistemas que a su vez mejoraban Internet.</text:p>
      <text:p text:style-name="Encabezado_20_de_20_Nota">Sugerencia: </text:p>
      <text:p text:style-name="P1">El lector interesado en una historia de la evolución de Internet, escrita por varios de sus protagonistas, puede consultar [barry97:_brief_histor_inter].</text:p>
      <text:h text:style-name="Heading_20_3" text:outline-level="3">2.2.4. Otros proyectos</text:h>
      <text:p text:style-name="Párrafo">Durante la década de 1980 vieron la luz otros importantes proyectos libres. Entre ellos destaca, por su importancia y proyección futura, el sistema X Window (sistema de ventanas para sistemas tipo Unix), desarrollado en el MIT, que fue uno de los primeros ejemplos de financiación en gran escala de proyectos libres con recursos de un consorcio de empresas. También merece la pena mencionar Ghostscript, un sistema de gestión de documentos Postscript desarrollado por una empresa, Aladdin Software, que fue uno de los primeros casos de búsqueda de un modelo de negocio basado en la producción de software libre.</text:p>
      <text:p text:style-name="Párrafo">A finales de los años 1980 hay ya en marcha toda una constelación de pequeños (y no tan pequeños) proyectos libres. Todos ellos, junto con los grandes proyectos mencionados hasta aquí, estaban sentando las bases de los primeros sistemas libres completos que aparecieron a principios de la década de 1990.</text:p>
      <text:h text:style-name="Heading_20_2" text:outline-level="2"><text:soft-page-break/>2.3. Todo en marcha</text:h>
      <text:p text:style-name="Párrafo">Hacia 1990, gran parte de los componentes de un sistema informático completo estaban ya listos como software libre. Por un lado el proyecto GNU y por otro las distribuciones BSD habían completado la mayor parte de las aplicaciones que componen un sistema operativo. Por otro, proyectos como X Window o el propio GNU habían construido desde entornos de ventanas hasta compiladores, que en muchos estaban entre los mejores de su género (por ejemplo, muchos administradores de sistemas SunOS o Ultrix sustituían para sus usuarios las aplicaciones propietarias de su sistema por las versiones libres de GNU o de BSD). Para tener un sistema completo construido sólo con software libre faltaba únicamente un componente: el núcleo. Dos esfuerzos separados e independientes vinieron a rellenar este hueco: 386BSD y Linux.</text:p>
      <text:h text:style-name="Heading_20_3" text:outline-level="3">2.3.1. En busca de un núcleo</text:h>
      <text:p text:style-name="Párrafo">A finales de la década de los ochenta, principios de los noventa, el proyecto GNU contaba con una gama básica de utilidades y herramientas que permitían tener el sistema operativo al completo. Ya entonces muchas aplicaciones libres eran las mejores en su campo (utilidades Unix, compiladores), siendo especialmente interesante el caso de X Window. Sin embargo, para terminar el rompecabezas faltaba una pieza esencial: el núcleo del sistema operativo. El proyecto GNU estaba buscando esa pieza con un proyecto llamado Hurd, que pretendía construir un núcleo con tecnologías modernas.</text:p>
      <text:h text:style-name="Heading_20_3" text:outline-level="3">2.3.2. La familia *BSD</text:h>
      <text:p text:style-name="Párrafo">Prácticamente en la misma época, la comunidad BSD estaba también en camino hacia un núcleo libre. En la distribución Net-2 sólo faltaban 6 ficheros para tenerlo (el resto ya había sido construido por el CSRG o sus colaboradores). A primeros de 1992 Bill Jolitz completa esos ficheros y distribuye 386BSD, un sistema que funciona sobre arquitectura i386, y que con el tiempo dará lugar a los proyectos NetBSD, FreeBSD y OpenBSD. El desarrollo durante los meses siguientes es rápido, y a finales de año ya es suficientemente estable como para ser usado en producción en entornos no críticos, incluyendo ya, por ejemplo, un entorno de ventanas gracias al proyecto XFree (que había portado X Window a la arquitectura i386) o un compilador de gran calidad, GCC. Aunque hay componentes que usaban otras licencias (como los procedentes del proyecto GNU, que usaban la GPL), la mayor parte del sistema se distribuye bajo la licencia BSD.</text:p>
      <text:p text:style-name="Encabezado_20_de_20_Nota">Sugerencia: </text:p>
      <text:p text:style-name="P1">Algunos de los episodios de esta época son ilustrativos de la potencia de los modelos de desarrollo de software libre. El caso de Linus Torvalds, desarrollando Linux mientras era estudiante de segundo curso de la Universidad de Helsinki es bien conocido. Pero no es el único caso de un estudiante que se abrió camino gracias a sus desarrollos libres. Por ejemplo, Thomas Roel, un estudiante alemán, portó X11R4 (una versión del sistema X Window) a un PC basado en un 386. Este desarrollo le llevó a trabajar en Dell, y más adelante a ser fundador de los proyectos X386 y XFree, fundamentales para que GNU/Linux y los *BSD tuvieran pronto un entorno de ventanas. Puede leerse más sobre la historia de XFree y el papel de Roel en ella, en [hammel91:_histor_xfree8].</text:p>
      <text:p text:style-name="Párrafo">Luego vino la demanda de USL, que hizo que muchos potenciales usuarios temieran ser a su vez demandados si la Universidad de California perdía el juicio, o simplemente que el proyecto se parara. Quizás ésta fue la razón de que más adelante la base instalada de GNU/Linux fuera mucho mayor que la de todos los *BSD combinados. Pero eso es algo difícil de asegurar.</text:p>
      <text:h text:style-name="Heading_20_3" text:outline-level="3">2.3.3. GNU/Linux entra en escena</text:h>
      <text:p text:style-name="Párrafo">En julio de 1991 Linus Torvalds (estudiante finés de 21 años) pone el primer mensaje donde menciona su (por entonces) proyecto de hacer un sistema libre similar a Minix. En septiembre libera la primerísima versión (0.01) y cada pocas semanas aparecieron nuevas versiones. En marzo de 1994 apareció la versión 1.0, la primera que fue denominada estable, pero el núcleo que había construido Linus era usable desde bastantes meses antes. Durante este periodo, literalmente cientos de desarrolladores se vuelcan sobre Linux, integrando a su alrededor todo el software de GNU, XFree y muchos otros programas libres. A diferencia de los *BSD, Linux (el núcleo) y gran parte de los componentes que se integran alrededor de él se distribuyen con la licencia GPL.</text:p>
      <text:p text:style-name="Encabezado_20_de_20_Nota"><text:soft-page-break/>Sugerencia: </text:p>
      <text:p text:style-name="P1">La historia de Linux es probablemente una de las más interesantes (y conocidas) en el mundo del software libre. Quien esté interesado en ella puede encontrar muchos enlaces a información sobre ella en las páginas del décimo aniversario de su anuncio, http://www.linux10.org/history/, aunque probablemente la más interesante es [hasan:_histor_linux]. Como curiosidad, puede consultarse el hilo en que Linus Torvalds anunciaba que estaba empezando a crear lo que luego fue Linux (en el grupo de News comp.os.minix) en http://groups.google.com/groups?th=d161e94858c4c0b9. En él explica cómo lleva trabajando en su núcleo desde abril y cómo ya ha portado algunas herramientas del proyecto GNU sobre él (concretamente, menciona Bash y GCC).</text:p>
      <text:p text:style-name="Párrafo">Entre los muchos desarrollos aparecidos alrededor de Linux, uno de los más interesantes es el concepto de distribución<text:note text:id="ftn1" text:note-class="footnote"><text:note-citation>1</text:note-citation><text:note-body><text:p text:style-name="P3">Este concepto es explicado con detalle en la entrada correspondiente de la Wikipedia, http://www.wikipedia.org/wiki/Linux_distribution</text:p></text:note-body></text:note>. Las primeras aparecieron tan pronto como en 1992 (MCC Interim Linux, de la Universidad de Manchester, TAMU, de Texas A&amp;M, y la más conocida SLS, que más tarde dio lugar a Slackware, que aún se distribuye durante la década de 2000), y han supuesto la entrada de la competencia en el mundo del empaquetamiento de sistemas alrededor de Linux. Cada distribución trata de ofrecer un GNU/Linux listo para usar, y basándose todas en el mismo software, han de competir en mejoras que su base de usuarios considere importantes. Además de proporcionar paquetes precompilados y listos para usar, las distribuciones suelen ofrecer sus propias herramientas para gestionar al selección, instalación, sustitución y desinstalación de estos paquetes, la instalación inicial en un ordenador, y la gestión y administración del sistema operativo.</text:p>
      <text:p text:style-name="Párrafo">Con el tiempo, unas distribuciones han ido sucediéndose a otras como las más populares. Entre todas ellas, cabe destacar algunas.</text:p>
      <text:list xml:id="list122547125360430" text:continue-list="list1177291015" text:style-name="Numbering_20_1">
        <text:list-item text:start-value="1">
          <text:p text:style-name="Numbering_20_1">Debian, desarrollada por una comunidad de desarrolladores voluntarios.</text:p>
        </text:list-item>
        <text:list-item>
          <text:p text:style-name="Numbering_20_1">Red Hat Linux, primero desarrollada internamente por la empresa Red Hat, pero adoptando más adelante un modelo más comunitario, dando lugar a Fedora Core.</text:p>
        </text:list-item>
        <text:list-item>
          <text:p text:style-name="Numbering_20_1">Suse, que dio lugar a OpenSuSE, en una evolución similar a la de Red Hat.</text:p>
        </text:list-item>
        <text:list-item>
          <text:p text:style-name="Numbering_20_1">Mandriva (sucesor de Mandrake Linux y de Conectiva).</text:p>
        </text:list-item>
        <text:list-item>
          <text:p text:style-name="Numbering_20_1">Ubuntu, derivada de Debian, producida a partir de ella por la empresa Canonical.</text:p>
        </text:list-item>
      </text:list>
      <text:h text:style-name="Heading_20_2" text:outline-level="2">2.4. Tiempos de maduración</text:h>
      <text:p text:style-name="Párrafo">A mediados de la década de los 2000 GNU/Linux, OpenOffice.org o Firefox tienen una presencia relativamente habitual en los medios de comunicación. La inmensa mayoría de empresas utiliza software libre al menos para algunos de sus procesos informáticos. Es difícil ser un estudiante de informática y no utilizar software libre en grandes cantidades. El software libre ha dejado de ser una nota a pide de página en la historia de la informática para convertirse en algo muy importante para el sector. Las empresas de informática, las del sector secundario (las que utilizan intensivamente software, aunque su actividad principal es otra) y las administraciones públicas están empezando a considerarlo como algo estratégico. Y está llegando, poco a poco pero con fuerza, a los usuarios domésticos. En líneas generales, se entra en una época de maduración.</text:p>
      <text:p text:style-name="Párrafo">Y en el fondo, se está empezando a plantear una pregunta muy importante, que de alguna forma resume lo que está ocurriendo: ¿Estamos ante un nuevo modelo de industria software? Aún podría ocurrir, quizás, que el software libre no llegue a ser más que una moda pasajera, que con el tiempo sólo será recordada con nostalgia. Pero también podría ser (y cada vez parece más que lo es) un nuevo modelo que está aquí para quedarse, y quizás para cambiar radicalmente una de las industrias más jóvenes, pero también de las más influyentes.</text:p>
      <text:h text:style-name="Heading_20_3" text:outline-level="3"><text:soft-page-break/>2.4.1. Finales de los 1990</text:h>
      <text:p text:style-name="Párrafo">A mediados de la década de 1990 el software libre ofrece ya entornos completos (distribuciones de GNU/Linux, sistemas *BSD) que permiten el trabajo diario de mucha gente, sobre todo de desarrolladores de software. Aún hay muchas asignaturas pendientes (la mayor de ellas, el disponer de mejores interfaces gráficas de usuario, en una época donde Windows 95 es considerado el estándar), pero ya hay unos cuantos miles de personas, en todo el mundo, que sólo usan software libre en su trabajo diario. Los anuncios de nuevos proyectos se suceden y el software libre comienza su largo camino hacia las empresas, los medios de comunicación y, en general, el conocimiento público.</text:p>
      <text:p text:style-name="Párrafo">De esta época es también el despegue de Internet como red para todos, en muchos casos de la mano de programas libres (sobre todo en su infraestructura). La llegada del web a los hogares de millones de usuarios finales consolida esta situación, al menos en lo que se refiere a servidores: los servidores web (HTTP) más populares siempre han sido libres (primero el servidor del NCSA, luego Apache).</text:p>
      <text:p text:style-name="Párrafo">Quizás el comienzo del camino del software libre hasta su puesta de largo en la sociedad pueda situarse en el célebre ensayo de Eric Raymond, La catedral y el bazar [raymond:cathedral-bazaar]. Aunque mucho de lo expuesto en él era ya bien conocido por la comunidad de desarrolladores de software libre, el reunirlo en un artículo y darle una gran difusión lo convirtió en una influyente herramienta de promoción del concepto de software libre como mecanismo de desarrollo alternativo al usado por la industria del software tradicional. Otro artículo muy importante en esta época fue Setting Up Shop: The Business of Open-Source Software [hecker:setting-shop-business:98], de Frank Hecker, que por primera vez expuso los modelos de negocio posibles alrededor del software libre, y que fue escrito para influir en la decisión sobre la liberación del código del navegador de Netscape.</text:p>
      <text:p text:style-name="Párrafo">Si el artículo de Raymond supuso una gran herramienta de difusión de algunas de las características fundamentales del software libre, la liberación del código del navegador de Netscape fue el primer caso en que una empresa relativamente grande, de un sector muy innovador (la entonces naciente industria del web) tomaba la decisión de liberar como software libre uno de sus productos. En aquella época, Netscape Navigator estaba perdiendo la batalla de los navegadores web frente al producto de Microsoft (Internet Explorer), en parte por las tácticas de Microsoft de combinarlo con su sistema operativo. Para muchos, Netscape hizo lo único que podía hacer: tratar de cambiar las reglas para poder competir con un gigante. Y de este cambio de reglas (tratar de competir con un modelo de software libre) nació el proyecto Mozilla. Este proyecto, no sin problemas, ha llevado varios años después a un navegador que, si bien no ha recuperado la enorme cuota de mercado que tuvo en su día Netscape Navigator, parece que técnicamente es al menos tan bueno como sus competidores privativos.</text:p>
      <text:p text:style-name="Párrafo">En cualquier caso, y con independencia de su éxito posterior, el anuncio de Netscape de liberar el código de su Navigator supuso un fuerte impacto en la industria del software. Muchas empresas comenzaron a considerar el software libre como digno de consideración.</text:p>
      <text:p text:style-name="Párrafo">También los mercados financieros se empezaron a ocupar del software libre. En plena euforia de las puntocom, varias empresas de software libre se convierten en objetivo de inversores. Quizás el caso más conocido es el de Red Hat, una de las primeras empresas que reconocieron que la venta de CDs con sistemas GNU/Linux listos para usar podía ser un modelo de negocio. Red Hat comenzó distribuyendo su Red Hat Linux, con gran énfasis (al menos para lo habitual en la época) en la facilidad de manejo y mantenimiento del sistema por personas sin conocimientos específicos de informática. Con el tiempo, Red Hat fue diversificando su negocio, manteniéndose en general en la órbita del software libre, y en septiembre de 1998 anunció que Intel y Netscape habían invertido en ella. Si es bueno para Intel y Netscape, seguro que es bueno para nosotros, debieron de pensar muchos inversores. Cuando Red Hat salió a bolsa en el verano de 1999, la oferta pública de acciones fue suscrita completamente, y pronto el valor de cada título subió espectacularmente. Fue la primera vez que una empresa consiguió financiación del mercado de valores con un modelo basado en el software libre. Pero no fue la única: lo mismo hicieron más tarde otras como VA Linux o Andover.net (que fue más tarde adquirida por esta última).</text:p>
      <text:p text:style-name="Encabezado_20_de_20_Nota">Sugerencia: </text:p>
      <text:p text:style-name="P1">Red Hat proporciona una lista de hitos históricos relacionados con su empresa en http://fedora.redhat.com/about/history/.</text:p>
      <text:p text:style-name="Párrafo">En esta época nacen también muchas empresas basadas en modelos de negocio alrededor del software libre. Sin salir a bolsa y no lograr tan estupendas capitalizaciones, han sido sin embargo muy importantes para el desarrollo del software libre. Por ejemplo, aparecieron muchas otras empresas que empezaron distribuyendo sus propias versiones de GNU/Linux, como SuSE (Alemania), Conectiva (Brasil) o Mandrake (Francia, que más tarde se unió a la anterior para <text:soft-page-break/>formar Mandriva). Otras proporcionan servicios a empresas que ya demandan mantenimiento y adaptación de productos libres: LinuxCare (EE.UU.), Alcove (Francia), ID Pro (Alemania). Y muchas más.</text:p>
      <text:p text:style-name="Párrafo">Por su lado, los gigantes del sector también empiezan a posicionarse ante el software libre. Algunas empresas, como IBM, lo incorporan directamente en su estrategia. Otras, como Sun Microsystems, mantienen con él una curiosa relación, a veces de apoyo, a veces de indiferencia, a veces de enfrentamiento. La mayoría (como Apple, Oracle, HP, SGI, etc.) exploran el modelo del software libre con diversas estrategias, que van desde la liberación selectiva de software hasta el simple porte a Linux de sus productos. Entre estos dos extremos, se observan otras muchas líneas de acción, como la utilización más o menos intensa de software libre en sus productos (como es el caso del MacOS X) o la exploración de modelos de negocio basados en el mantenimiento de productos libres.</text:p>
      <text:p text:style-name="Párrafo">Desde el punto de vista técnico, lo más destacable de esta época es, probablemente, la aparición de dos ambiciosos proyectos con el objetivo de conseguir llevar el software libre al entorno de escritorio (desktop) de los usuarios no muy versados en la informática: KDE y GNOME. El objetivo final era, dicho de forma muy simplista, que no hubiera que usar la línea de órdenes para interaccionar con GNU/Linux o *BSD, ni con los programas sobre esos entornos.</text:p>
      <text:p text:style-name="Párrafo">KDE fue anunciado en octubre de 1996. Utilizando las bibliotecas gráficas Qt (por aquel entonces un producto privativo, de la empresa Troll Tech, pero gratuito para su uso sobre Linux<text:note text:id="ftn2" text:note-class="footnote"><text:note-citation>2</text:note-citation><text:note-body><text:p text:style-name="P3">Más tarde, Qt pasó a ser distribuido bajo una licencia libre, la QPL (Qt Public License), no compatible con la GPL, lo que causaba algún problema al estar la mayor parte de KDE distribuida bajo la GPL. Andando más en el tiempo, finalmente Troll Tech decidió distribuir Qt bajo la licencia GPL, con lo que estos problemas terminaron.</text:p></text:note-body></text:note>), iniciaron la construcción de un conjunto de aplicaciones de escritorio que funcionasen de forma integrada, y tuvieran un aspecto uniforme. En julio de 1998 liberaron la versión 1.0 del K Desktop Environment, que fue pronto seguida de nuevas versiones cada vez más completas y maduras. Las distribuciones de GNU/Linux pronto incorporaron KDE como escritorio para sus usuarios (o al menos como uno de los entornos de escritorios que sus usuarios podían elegir).</text:p>
      <text:p text:style-name="Párrafo">En gran medida como reacción a la dependencia que tenía KDE de la biblioteca propietaria Qt, en agosto de 1997 se anuncia el proyecto GNOME [icaza:_story_gnome], con objetivos y características muy similares a las de KDE, pero con el objetivo explícito de que todos sus componentes sean libres. En marzo de 1999 se liberó GNOME 1.0, que también se iría, con el tiempo, mejorando y estabilizando. A partir de ese momento, la mayor parte de las distribuciones de sistemas operativos libres (y muchos derivados de Unix privativos) ofrecieron como opción el escritorio de GNOME o el de KDE y las aplicaciones de ambos entornos.</text:p>
      <text:p text:style-name="Párrafo">Simultáneamente, los principales proyectos de software libre que ya estaban en marcha continúan con buena salud y surgen nuevos proyectos cada día. En varios nichos de mercado, se observa cómo la mejor solución (reconocida por casi todo el mundo) es software libre. Por ejemplo, Apache ha mantenido casi desde su aparición en abril de 1995 la mayor cuota de mercado entre los servidores web. XFree86, el proyecto libre que desarrolla X Window, es con diferencia la versión de X Window más popular (y por tanto, el sistemas de ventanas para sistemas tipo Unix más extendido). GCC es reconocido como el compilador de C más portable y uno de los de mejor calidad. GNAT, sistema de compilación para Ada 95, se hace con la mayor parte del mercado de compiladores Ada en pocos años. Y así sucesivamente...</text:p>
      <text:p text:style-name="Párrafo">En 1998 se creó la Open Source Initiative (OSI), que decidió adoptar el término open source software (software de fuente abierta) como una marca para introducir el software libre en el mundo comercial, tratando de evitar la ambigüedad que en inglés supone el término free (que significa tanto libre como gratis). Esta decisión supuso (y aún supone) uno de los debates más enconados del mundo del software libre, ya que la Free Software Foundation y otros consideraron que era mucho más apropiado hablar de software libre [stallman:why-free-software-better:98]. En cualquier caso, la OSI realizó una fructífera campaña de difusión de su nueva marca, que ha sido adoptada por muchos como la forma preferida de hablar del software libre, sobre todo en el mundo anglosajón. La OSI utilizó para definir el software open source una definición derivada de la que utiliza el proyecto Debian para definir qué es software libre [debian:freesftwareguidelines] (que por otra parte refleja con bastante aproximación la idea de la FSF al respecto [fsf:definition]), por lo que desde el punto de vista práctico casi cualquier programa que es considerado software libre es también considerado open source y viceversa. Sin embargo, las comunidades del software libre y del software de fuente abierta (o al menos las personas que se identifican como parte de una o de otra) pueden ser profundamente diferentes.</text:p>
      <text:h text:style-name="Heading_20_3" text:outline-level="3">2.4.2. Década de los 2000</text:h>
      <text:p text:style-name="Párrafo">A principios de la década de 2000 el software libre es ya un serio competidor en el segmento de servidores y comienza a estar ya listo para el escritorio. Sistemas como GNOME, KDE, OpenOffice.org y Firefox pueden ser utilizados por usuarios domésticos, y son suficientes para las necesidades de muchas empresas, al menos en lo que a ofimática se <text:soft-page-break/>refiere. Los sistemas libres (y sobre todo los basados en Linux) son fáciles de instalar, y la complejidad para mantenerlos y actualizarlos es comparable a la de otros sistemas privativos.</text:p>
      <text:p text:style-name="Párrafo">En estos momentos, cualquier empresa de la industria del software tiene una estrategia con respecto al software libre. La mayoría de las grandes multinacionales (IBM, HP, Sun, Novell, Apple, Oracle) incorpora el software libre con mayor o menor decisión. En un extremo podríamos situar a empresas como Oracle, que reaccionan simplemente portando sus productos a GNU/Linux. En el otro podría situarse a IBM, que tiene la estrategia más decidida y ha realizado las mayores campañas de publicidad sobre Linux. Entre los líderes del mercado informático, sólo Microsoft se ha significado con una estrategia claramente contraria al software libre y en particular al software distribuido bajo licencia GPL.</text:p>
      <text:p text:style-name="Párrafo">En cuanto al mundo del software libre en sí mismo, a pesar de los debates que de vez en cuando sacuden la comunidad, el crecimiento es enorme. Cada vez hay más desarrolladores, más proyectos de software libre activos, más usuarios... Cada vez más el software libre está pasando de ser algo marginal para convertirse en un competidor a tener en cuenta.</text:p>
      <text:p text:style-name="Párrafo">Ante este desarrollo, aparecen nuevas disciplinas que estudian específicamente el software libre, como la ingeniería del software libre. A partir de sus investigaciones comenzamos, poco a poco, a entender cómo funciona en sus diferentes aspectos: modelos de desarrollo, de negocio, mecanismos de coordinación, gestión de proyectos libres, motivación de desarrolladores, etc.</text:p>
      <text:p text:style-name="Párrafo">En estos años comienzan también a verse los primeros efectos de la deslocalización que permite el desarrollo de software libre: países considerados como periféricos participan en el mundo del software libre de forma muy activa. Por ejemplo, es significativo el número de desarrolladores mexicanos o españoles (ambos países con poca traducción de industria software) en proyectos como GNOME [lancashire:code-culture-cash]. Y es aún más interesante el papel que está teniendo Brasil, con una gran cantidad de desarrolladores y expertos en tecnologías de software libre y un decidido apoyo por parte de las administraciones públicas. Mención aparte merece el caso de gnuLinEx, muy significativo de cómo una región con poca tradición de desarrollo de software puede tratar de cambiar la situación con una estrategia agresiva de implantación de software libre.</text:p>
      <text:p text:style-name="Párrafo">Desde el punto de vista de la toma de decisiones a la hora de implantar soluciones software, es de destacar cómo hay ciertos mercados (como los servicios de Internet o la ofimática) donde el software libre se ha convertido en una opción natural y es difícil de justificar no considerarla cuando se está estudiando qué tipo de sistema utilizar.</text:p>
      <text:p text:style-name="Párrafo">En el lado negativo, estos años han visto cómo el entorno legal en el que se mueve el software libre está cambiando, rápidamente, en todo el mundo. Por un lado, las patentes de software (patentes de programación) están siendo consideradas cada vez en más países. Por otro, las nuevas leyes de protección de derechos de autor están dificultando o haciendo imposible el desarrollo de aplicaciones libres en algunos ámbitos, siendo el más conocido el de los visores de DVDs (debido al algoritmo CSS de ofuscación de imágenes que se utiliza en esa tecnología).</text:p>
      <text:h text:style-name="Heading_20_4" text:outline-level="4">2.4.2.1. gnuLinEx</text:h>
      <text:p text:style-name="Párrafo">A principios de 2002 la Junta de Extremadura dio a conocer públicamente el proyecto gnuLinEx. La idea era simple: promover la creación de una distribución basada en GNU/Linux con el objetivo fundamental de utilizarla en los miles de ordenadores que va a instalar en los centros educativos públicos de toda la región. Extremadura, situada en la parte occidental de España, fronteriza con Portugal, cuenta con aproximadamente un millón de habitantes y nunca se había destacado por sus iniciativas tecnológicas. De hecho, la región prácticamente carecía de industria de software.</text:p>
      <text:p text:style-name="Párrafo">En este contexto, gnuLinEx ha supuesto una aportación muy interesante en el panorama del software libre a nivel mundial. Mucho más allá de ser una nueva distribución de GNU/Linux basada en Debian (lo que no deja de ser algo relativamente anecdótico), y más allá de su enorme impacto en medios de comunicación (es la primera vez que Extremadura ha sido portada del Washington Post y una de las primeras que lo ha sido un producto de software libre), lo extraordinario es la (al menos aparentemente) sólida apuesta de una administración pública por el software libre. La Junta de Extremadura decidió probar un modelo diferente en cuanto al software usado para la enseñanza y más adelante a todo el uso de la informática dentro de sus competencias. Esto la ha convertido en la primera administración pública de un país desarrollado que toma decididamente este camino. Alrededor de la iniciativa de la Junta se ha producido también mucho movimiento, tanto dentro como fuera de Extremadura. Hay academias que enseñan informática con gnuLinEx. Se han escrito libros para apoyar en esta enseñanza. Hay ordenadores que se venden con gnuLinEx preinstalado. En general, se está tratando de crear alrededor de esta experiencia todo un tejido docente y empresarial que le proporcione soporte. Y la experiencia se ha exportado. A principio del siglo XXI son varias las comunidades autónomas en España que han apostado por el software libre (de una u otra forma) para la enseñanza, y en general su importancia para las administraciones públicas es ampliamente reconocida.</text:p>
      <text:h text:style-name="Heading_20_4" text:outline-level="4"><text:soft-page-break/>2.4.2.2. Knoppix</text:h>
      <text:p text:style-name="Párrafo">Desde finales de los años 1990 hay distribuciones de GNU/Linux que se instalan fácilmente, pero probablemente Knoppix, cuya primera versión apareció durante 2002, ha llevado este concepto a su máxima expresión. Un CD que arranca prácticamente en cualquier PC, convirtiéndolo (sin tener siquiera que formatear el disco, ya que permite su uso en vivo) en una máquina GNU/Linux completamente funcional, con una selección de las herramientas más habituales. Knoppix une una buena detección automática de hardware con una buena selección de programas y un funcionamiento ``en vivo''. Permite, por ejemplo, una experiencia rápida y directa de qué puede suponer trabajar con GNU/Linux. Y está dando lugar a toda una familia de distribuciones del mismo tipo, especializadas para necesidades específicas de un perfil de usuarios.</text:p>
      <text:h text:style-name="Heading_20_4" text:outline-level="4">2.4.2.3. OpenOffice.org</text:h>
      <text:p text:style-name="Párrafo">En 1999 Sun Microsystems compró una empresa alemana llamada StarDivision, cuyo producto estrella era StarOffice, un juego de herramientas ofimático similar en funcionalidad a Office, el juego de herramientas de Microsoft. Un año más tarde, Sun distribuyó gran parte del código de StarOffice bajo una licencia libre (la GPL), dando lugar al proyecto OpenOffice.org. Este proyecto liberó la versión 1.0 de OpenOffice.org en mayo de 2002. OpenOffice.org se ha convertido en un juego de aplicaciones ofimáticas de calidad y funcionalidad similar a la de cualquier otro producto ofimático y, lo que es más importante, interopera muy bien con los formatos de datos de MS Office. Estas características han hecho de ella la aplicación de referencia del software libre en el mundo de la ofimática.</text:p>
      <text:p text:style-name="Párrafo">La importancia de OpenOffice.org, desde el punto de vista de extensión del software libre a un gran número de usuarios, es enorme. Por fin ya es posible cambiar, prácticamente sin traumas, de los entornos privativos habituales en ofimática (sin duda la aplicación estrella en el mundo empresarial) a entornos completamente libres (por ejemplo, GNU/Linux más GNOME y/o KDE más OpenOffice.org). Además, la transición puede hacerse de forma muy suave: como OpenOffice.org funciona también sobre MS-Windows, no es preciso cambiar de sistema operativo para experimentar en profundidad el uso de software libre.</text:p>
      <text:h text:style-name="Heading_20_4" text:outline-level="4">2.4.2.4. Mozilla, Firefox y los demás</text:h>
      <text:p text:style-name="Párrafo">Prácticamente desde su aparición en 1994 hasta 1996, Netscape Navigator fue el líder indiscutible del mercado de navegadores web, con cuotas de mercado de hasta el 80%. La situación empezó a cambiar cuando Microsoft incluyó Internet Explorer con su Windows 95, lo que supuso que poco a poco fuera perdiendo cuota de mercado. A principios de 1998 Netscape anunció que iba a distribuir gran parte del código de su Navigator como software libre, cosa que efectivamente hizo en marzo del mismo año, lanzando el proyecto Mozilla. Durante bastante tiempo estuvo rodeado de incertidumbre, e incluso pesimismo (por ejemplo cuando el líder del proyecto, Jamie Zawinski, lo abandonó), dado que pasaba el tiempo y no aparecía ningún producto como resultado de su lanzamiento.</text:p>
      <text:p text:style-name="Párrafo">En enero de 2000, el proyecto liberó Mozilla M13, que fue considerada como la primera versión razonablemente estable. Pero sólo en mayo de 2002 se publicó finalmente la versión 1.0, la primera oficialmente estable, más de cuatro años después de la liberación del primer código del Navigator.</text:p>
      <text:p text:style-name="Encabezado_20_de_20_Nota">Sugerencia: </text:p>
      <text:p text:style-name="P1">En [wilson:_netsc_navig] puede consultarse una reseña detallada de las principales versiones de Netscape Navigator y Mozilla, así como de sus principales características.</text:p>
      <text:p text:style-name="Párrafo">Por fin Mozilla era una realidad, aunque quizás demasiado tarde, teniendo en cuenta las cuotas de mercado que tuvo Internet Explorer durante 2002 ó 2003 (fue líder indiscutible relegando a Mozilla y otros a una posición completamente marginal). Pero el proyecto Mozilla, a pesar de tardar tanto, dio sus frutos. No sólo los esperados (el navegador Mozilla), sino muchos otros que podrían considerarse colaterales, como por ejemplo Firefox, otro navegador basado en el mismo motor de HTML, que con el tiempo se ha convertido en el producto principal, y desde su aparición en 2005 está consiguiendo erosionar poco a poco las cuotas de mercado de otros navegadores.</text:p>
      <text:p text:style-name="Párrafo">El proyecto Mozilla ha ayudado a completar un gran hueco en el mundo del software libre. Antes de la aparición de Konqueror (el navegador del proyecto KDE), no había muchos navegadores libres con interfaz gráfica. A partir de la publicación de Mozilla, han ido apareciendo gran cantidad de proyectos basados en él, produciendo una buena cantidad de navegadores. Por otro lado, la combinación Firefox más OpenOffice.org permite usar software libre para las tareas más cotidianas incluso en un entorno MS-Windows (ambos funcionan no sólo sobre GNU/Linux, *BSD y otros sistemas tipo Unix, sino que también lo hacen sobre Windows). Esto permite, por primera vez en la historia del software libre, que la transición de software privativo a libre en entornos de oficina sea simple: se puede empezar usando estas <text:soft-page-break/>dos aplicaciones sobre Windows, sin cambiar de sistema operativo (en el caso de los que lo usan habitualmente) y con el tiempo eliminar la única pieza no libre pasando a GNU/Linux o FreeBSD.</text:p>
      <text:h text:style-name="Heading_20_4" text:outline-level="4">2.4.2.5. El caso SCO</text:h>
      <text:p text:style-name="Párrafo">A principios de 2003 la corporación SCO (anteriormente Caldera Systems y Caldera International) interpuso una demanda contra IBM por supuesta infracción de sus derechos de propiedad intelectual. Aunque la demanda es compleja, está centrada en la acusación de que IBM contribuyó con código que era de SCO al núcleo de Linux. En mayo de 2007 el asunto aún no estaba resuelto y se había complicado aún más con más demandas (de IBM y Red Hat contra SCO, de SCO contra AutoZone y DaimlerChrysler, dos grandes usuarios informáticos), campañas de SCO amenazando con demandar a grandes empresas que usan Linux, etc.</text:p>
      <text:p text:style-name="Párrafo">Aunque el ganador de esta gran batalla legal aún no se conoce, el asunto ha puesto de relieve ciertos aspectos legales del software libre. En particular, muchas empresas se han planteado los problemas a los que se pueden enfrentar al usar Linux y otros programas libres, y qué garantías tienen de que al hacerlo no están infringiendo derechos de propiedad intelectual o industrial de terceros.</text:p>
      <text:p text:style-name="Párrafo">De alguna manera, este caso y algunos otros (como los casos relacionados con la validez de la GPL que se han resuelto en Alemania durante 2005) pueden interpretarse también como un síntoma de la madurez del software libre. Ya ha dejado de ser un elemento extraño al mundo empresarial y ha entrado a formar parte de muchas de sus actividades (incluidas las que tienen que ver con estrategias legales).</text:p>
      <text:h text:style-name="Heading_20_4" text:outline-level="4">2.4.2.6. Ubuntu, Canonical, Fedora y Red Hat</text:h>
      <text:p text:style-name="Párrafo">Aunque Canonical (la empresa que produce y comercializa Ubuntu) podría considerarse casi como una recién llegada al negocio de las distribuciones GNU/Linux, sus actividades merecen dedicarle atención. En relativamente poco tiempo, Ubuntu se ha establecido como una de las distribuciones más conocidas y utilizadas, con fama de buena calidad y mucha simplicidad de instalación y uso. Ubuntu también se caracteriza por tener mucho más cuidado en incluir fundamentalmente software libre que la mayoría de las demás distribuciones producidas por empresas.</text:p>
      <text:p text:style-name="Párrafo">Sin embargo, la característica probablemente fundamental de Ubuntu (y de la estrategia de Canonical) ha sido basarse en Debian, una distribución creada y mantenida por voluntarios. De hecho, Ubuntu no ha sido el primer caso de distribución basada en Debian (un caso bien conocido es gnuLinEx, también basado ella), pero quizás sí ha sido, entre todas ellas, la que más recursos ha recibido. Por ejemplo, Canonical ha contratado a una gran cantidad de expertos en Debian (muchos de ellos participantes en el proyecto) y ha seguido una estrategia que parece buscar la colaboración con el proyecto voluntario. De alguna manera, Canonical ha tratado de completar lo que considera que falta en Debian para tener una aceptación por el usuario medio.</text:p>
      <text:p text:style-name="Párrafo">Red Hat, por su lado, ha seguido un camino diferente para llegar a una situación bastante similar. Partiendo de una distribución realizada completamente con sus propios recursos, decidió colaborar con Fedora, un grupo de voluntarios que ya estaba trabajando con distribuciones basadas en Red Hat, para producir Fedora Core, su distribución popular. Red Hat mantiene su versión para empresas, pero esta colaboración con voluntarios es, en el fondo, similar a la que ha dado lugar a Ubuntu.</text:p>
      <text:p text:style-name="Párrafo">Quizás todos estos movimientos no son más que el fruto de la feroz competencia que tiene lugar en el mercado de distribuciones GNU/Linux y de una tendencia de más calado: la colaboración de empresas con voluntarios (con la comunidad) para producir software libre.</text:p>
      <text:h text:style-name="Heading_20_4" text:outline-level="4">2.4.2.7. Las distribuciones particularizadas</text:h>
      <text:p text:style-name="Párrafo">Desde que Linux entró en la escena, son muchos los grupos y las empresas que han creado su propia distribución basada en él. Pero durante estos años, el fenómeno se ha extendido a muchas organizaciones y empresas que quieren tener una distribución particularizada para sus propias necesidades. El abaratamiento del proceso de particularización de una distribución y la amplia disposición del conocimiento técnico para hacerlo ha permitido la expansión de esta actividad, que se ha convertido incluso en un nicho de negocio para algunas empresas.</text:p>
      <text:p text:style-name="Párrafo">Quizás uno de los casos más conocidos de distribuciones particularizadas es el de las distribuciones autonómicas en España. La Junta de Extremadura comenzó con su gnuLinEx una tendencia que han seguido muchas otras Comunidades Autónomas. El proceso es tan común que son varias las que de forma regular convocan concursos públicos para la creación y mantenimiento de las nuevas versiones de sus distribuciones.</text:p>
      <text:p text:style-name="Párrafo"><text:soft-page-break/>La creación de distribuciones particularizadas hace real una tendencia de la que se hablaba desde hace tiempo en el mundo del software libre: la adaptación de los programas a las necesidades específicas de los usuarios, sin necesidad de que los productores originales tengan necesariamente que realizar esta adaptación.</text:p>
      <text:p text:style-name="Encabezado_20_de_20_Nota">Sugerencia: </text:p>
      <text:p text:style-name="P1">Algunas de las distribuciones autonómicas de GNU/Linux más conocidas son las siguientes:</text:p>
      <text:p text:style-name="Nota">gnuLinEx, http://linex.org (Extremadura)</text:p>
      <text:p text:style-name="Nota">Guadalinex, http://guadalinex.org (Andalucía)</text:p>
      <text:p text:style-name="Nota">Lliurex, http://lliurex.net (Valencia)</text:p>
      <text:p text:style-name="Nota">Augustux, http://www.augustux.org (Aragón)</text:p>
      <text:p text:style-name="Nota">MAX, http://www.educa.madrid.org/web/madrid_linux/ (Madrid)</text:p>
      <text:p text:style-name="Nota">MoLinux, http://molinux.info (Castilla - La Mancha)</text:p>
      <text:h text:style-name="Heading_20_4" text:outline-level="4">2.4.2.8. Colaboración de empresas con empresas, de voluntarios con empresas</text:h>
      <text:p text:style-name="Párrafo">Desde prácticamente el principio del software libre ha habido empresas colaborando con voluntarios en el desarrollo de aplicaciones. Sin embargo, durante estos años donde parece que se está llegando a la madurez, cada vez son más las empresas que usan el software libre como parte de su estrategia para colaborar con otras empresas, cuando eso les resulta interesante. Dos de los casos más significativos, organizados específicamente con este fin, son ObjectWeb (alianza nacida en Francia que con el tiempo pasó a ser claramente internacional) y Morfeo (en España). En ambos casos, un grupo de empresas se ha puesto de acuerdo para desarrollar un conjunto de sistemas libres que les resultan interesantes y que deciden distribuir como software libr.</text:p>
      <text:p text:style-name="Párrafo">En otros casos, las empresas buscan activamente bien colaborar en proyectos libres promovidos por voluntarios, o bien en tratar de que sean los voluntarios los que vengan a colaborar a sus propios proyectos libres. Ejemplos de la primera situación son la GNOME Foundation o el ya mencionado de Ubuntu con respecto a Debian. Entre los segundos, se puede destacar el caso de Sun y OpenOffice.org y OpenSolaris o el de Red Hat con Fedora Core.</text:p>
      <text:h text:style-name="Heading_20_4" text:outline-level="4">2.4.2.9. Extensión a otros ámbitos</text:h>
      <text:p text:style-name="Párrafo">El software libre ha mostrado que en el campo de la producción de programas, es posible otra forma de hacer las cosas. Ha sido posible ver en la práctica cómo otorgando las libertades de distribución, modificación y uso es posible conseguir la sostenibilidad, bien mediante trabajo voluntario o incluso mediante generación de negocio, que permita la supervivencia de empresas.</text:p>
      <text:p text:style-name="Párrafo">Con el tiempo, esta misma idea se está trasladando a otros campos de producción de obra intelectual. Las licencias Creative Commons han permitido simplificar el proceso de liberación en campos como la literatura, la música o el vídeo. La Wikipedia está mostrando que en un área tan particular como la producción de enciclopedias puede recorrerse un camino muy interesante. Y cada vez son más los autores literarios, grupos musicales, incluso productoras de películas interesadas en modelos libres de producción y distribución.</text:p>
      <text:p text:style-name="Párrafo">Queda mucho camino por andar en todos estos dominios, y en casi todos ellos la práctica aún no ha demostrado completamente que es posible la creación sostenible con modelos libres. Pero no se puede negar que la experimentación al respecto está entrando en estado de ebullición.</text:p>
      <text:h text:style-name="Heading_20_4" text:outline-level="4">2.4.2.10. El software libre como objeto de estudio</text:h>
      <text:p text:style-name="Párrafo">Aunque algunos trabajos, como el conocido The Cathedral and the Bazaar empezaron a abrir el camino del estudio del software libre como tal, no fue hasta los años 2001 y siguientes cuando la comunidad académica comenzó a considerar al software libre como un objeto digno de estudio. Con el tiempo, la gran disponibilidad de datos (casi todo en el mundo del software libre es público y está disponible en almacenes de información públicos) y las novedades que se observan en él han ido centrando la atención de muchos grupos. A mediados de la década de los 2000 son ya varios los congresos internacionales que se dedican específicamente al software libre, las revistas más prestigiosas le dedican con cierta <text:soft-page-break/>regularidad monográficos y las agencias que financian la investigación están abriendo líneas orientadas específicamente a él.</text:p>
      <text:h text:style-name="Heading_20_2" text:outline-level="2">2.5. El futuro: ¿una carrera de obstáculos?</text:h>
      <text:p text:style-name="Párrafo">Sin duda, es difícil predecir el futuro. Y desde luego, no es algo a lo que nos vayamos a dedicar aquí. Por lo tanto, más que tratar de explicar cómo será el futuro del software libre, trataremos de mostrar los problemas que previsiblemente tendrá que afrontar (y de hecho lleva ya tiempo afrontando). De cómo sea el mundo del software libre capaz de superar estos obstáculos dependerá, sin duda, su situación dentro de unos años.</text:p>
      <text:list xml:id="list122546237345930" text:continue-list="list122546744173639" text:style-name="List_20_1">
        <text:list-item>
          <text:p text:style-name="List_20_1">Técnica FUD (fear, uncertainity, doubt o, en español, miedo, desconocimiento, duda). Son técnicas bastante habituales en el mundo de las tecnologías de la información, y que han sido utilizadas por los competidores de productos de software libre para tratar de desacreditarlos, con mayor o menor razón y con éxito variable. En líneas generales, el software libre, quizás debido a su complejidad y diversos métodos de penetración en las empresas, ha resultado bastante inmune a estas técnicas.</text:p>
        </text:list-item>
        <text:list-item>
          <text:p text:style-name="List_20_1">Disolución. Muchas empresas están probando los límites del software libre como modelo, y en particular tratando de ofrecer a sus clientes modelos que presentan algunas características similares al software libre. El principal problema que puede presentar este tipo de modelos es la confusión que generan en los clientes y desarrolladores, que tienen que estudiar con mucho detalle la letra pequeña para darse cuenta de que lo que se les está ofreciendo no tiene las ventajas que para ellos supone el software libre. El caso más conocido de modelos de este tipo es el programa Shared Source de Microsoft.</text:p>
        </text:list-item>
        <text:list-item>
          <text:p text:style-name="List_20_1">Desconocimiento. En muchos casos los usuarios llegan al software libre simplemente porque creen que es gratis. O porque lo consideran de moda. Si no profundizan más allá, y estudian con cierto detenimiento las ventajas que les puede ofrecer el software libre como modelo, corren el riesgo de no aprovecharse de ellas. En muchos casos, las suposiciones de partida en el mundo del software libre son tan diferentes de las habituales en el mundo del software privativo que es indispensable un mínimo análisis para comprender que lo que en un caso es habitual, en el otro puede ser imposible, y viceversa. El desconocimiento, por lo tanto, no puede sino generar insatisfacciones y pérdida de oportunidades en cualquier persona y organización que se aproxime al software libre.</text:p>
        </text:list-item>
        <text:list-item>
          <text:p text:style-name="List_20_1">Impedimentos legales. Sin duda este este el principal problema con el que se va a encontrar el software libre en los próximos años. Aunque el entorno legal en el que se desarrolló el software libre durante la década de 1980 y la primera mitad de la de 1990 no era ideal, al menos dejaba suficiente espacio para que creciese en libertad. Desde entonces, la extensión del ámbito de la patentabilidad al software (que se ha producido en muchos países desarrollados) y las nuevas legislaciones sobre derechos de autor, que limitan la libertad de creación del desarrollador de software, suponen cada vez barreras más altas a la entrada del software libre en segmentos importantes de aplicaciones.</text:p>
        </text:list-item>
      </text:list>
      <text:h text:style-name="Heading_20_2" text:outline-level="2">2.6. Resumen</text:h>
      <text:p text:style-name="Párrafo">En este capítulo se presenta la historia del software libre. Los años 1960 fueron una etapa dominada por los grandes ordenadores e IBM, en la que el software se distribuía junto al hardware, y habitualmente con el código fuente. En la década de 1970 se comenzó a vender el software por separado, y rápidamente la distribución privativa, que no incluye el código fuente y no otorga permiso de modificación o redistribución se convirtió en casi la única opción.</text:p>
      <text:p text:style-name="Encabezado_20_de_20_Nota">Sugerencia: </text:p>
      <text:p text:style-name="P1">El lector interesado podrá encontrar en el Apéndice B una lista de alguna de las fechas más relevantes de la historia del software libre.</text:p>
      <text:p text:style-name="Párrafo">En esta década de 1970 comenzó el desarrollo del sistema operativo Unix en los Bell Labs de AT&amp;T, que dio lugar más adelante a Unix BSD. Su evolución, paralela al nacimiento de Internet, sirvió se campo de pruebas para nuevas formas de desarrollo en colaboración que fuero luego habituales en el mundo del software libre.</text:p>
      <text:p text:style-name="Párrafo">En 1984 Richard Stallman comenzó a trabajar en el proyecto GNU, fundó la Free Software Foundation (FSF), escribió la licencia GPL y en general sentó los fundamentos del software libre tal y como ha sido conocido más tarde.</text:p>
      <text:p text:style-name="Párrafo"><text:soft-page-break/>En la década de 1990 Internet fue madurando, proporcionando a las comunidades de software libre nuevos canales de comunicación y distribución. En 1991 Linus Torvalds comenzó a desarrollar un núcleo libre (Linux) que permitió completar el sistema GNU, que contaba ya con casi todas las piezas para convertirse en un sistema completo similar a Unix: compilador de C (GCC), editor (Emacs), sistema de ventanas (X Window), etc. Nacieron de esta forma los sistemas operativos GNU/Linux, que fructificaron en multitud de distribuciones como Red Hat Linux y Debian GNU/Linux. A finales de la década de 1990 estos sistemas se completaban con dos entornos de escritorio: KDE Y GNOME.</text:p>
      <text:p text:style-name="Párrafo">En la década de 2000 el software libre llega a liderar algunos sectores (como el de servidores web, dominado por Apache), y aparecen nuevas herramientas que cubren gran cantidad de necesidades informát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Párrafo" style:family="paragraph" style:parent-style-name="Text_20_body" style:master-page-name="">
      <style:paragraph-properties fo:margin-top="0.199cm" fo:margin-bottom="0.199cm" loext:contextual-spacing="false" fo:text-align="justify" style:justify-single-word="false" fo:orphans="2" fo:widows="2" style:page-number="auto" style:writing-mode="page"/>
      <style:text-properties fo:font-size="10pt" style:font-size-asian="10.5pt" style:font-weight-asian="normal"/>
    </style:style>
    <style:style style:name="Heading" style:family="paragraph" style:parent-style-name="Standard" style:next-style-name="Text_20_body" style:class="text" style:master-page-name="">
      <loext:graphic-properties draw:fill="none" draw:fill-color="#cfe7f5"/>
      <style:paragraph-properties fo:margin-top="0.423cm" fo:margin-bottom="0.212cm" loext:contextual-spacing="false" fo:keep-together="always" style:page-number="auto" fo:background-color="transparent" fo:keep-with-next="always" style:writing-mode="page"/>
      <style:text-properties fo:color="#666666"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4.001cm" fo:margin-bottom="1cm" loext:contextual-spacing="false" style:page-number="auto" fo:break-before="page" style:writing-mode="page"/>
      <style:text-properties fo:color="#666666" fo:font-size="155%"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4cm" fo:margin-bottom="0.4cm" loext:contextual-spacing="false" style:writing-mode="page"/>
      <style:text-properties fo:font-size="8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4cm" fo:margin-bottom="0.4cm" loext:contextual-spacing="false" style:writing-mode="page"/>
      <style:text-properties fo:font-size="70%"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70%" fo:font-style="italic" fo:font-weight="bold" style:font-size-asian="95%" style:font-style-asian="italic" style:font-weight-asian="bold" style:font-size-complex="95%" style:font-style-complex="italic" style:font-weight-complex="normal"/>
    </style:style>
    <style:style style:name="Nota" style:family="paragraph" style:parent-style-name="Párrafo" style:master-page-name="">
      <loext:graphic-properties draw:fill="solid" draw:fill-color="#dddddd"/>
      <style:paragraph-properties fo:margin-left="1cm" fo:margin-right="0cm" fo:margin-top="0.199cm" fo:margin-bottom="0.21cm" loext:contextual-spacing="false" fo:text-indent="0cm" style:auto-text-indent="false" style:page-number="auto" fo:background-color="#dddddd" fo:padding="0.049cm" fo:border-left="none" fo:border-right="none" fo:border-top="0.06pt solid #000000" fo:border-bottom="0.06pt solid #000000" style:shadow="none" style:writing-mode="page"/>
      <style:text-properties style:font-name="Liberation Sans1" fo:font-family="'Liberation Sans'" style:font-style-name="Normal" style:font-family-generic="swiss" style:font-pitch="variable" fo:font-size="9pt" style:font-size-asian="10.5pt" style:font-weight-asian="normal"/>
    </style:style>
    <style:style style:name="Encabezado_20_de_20_Nota" style:display-name="Encabezado de Nota" style:family="paragraph" style:parent-style-name="Nota" style:master-page-name="">
      <style:paragraph-properties fo:margin-top="0.199cm" fo:margin-bottom="0cm" loext:contextual-spacing="false" style:page-number="auto" fo:keep-with-next="always" style:writing-mode="page"/>
      <style:text-properties fo:font-weight="bold" style:font-size-asian="10.5pt" style:font-weight-asian="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2cm" fo:margin-right="1cm" fo:margin-top="0cm" fo:margin-bottom="0.3cm" loext:contextual-spacing="false" fo:text-align="justify" style:justify-single-word="false" fo:text-indent="0cm" style:auto-text-indent="false" style:writing-mode="page"/>
      <style:text-properties fo:font-size="9pt" style:font-size-asian="10.5pt" style:font-weight-asian="normal"/>
    </style:style>
    <style:style style:name="Sense_20_títol1" style:display-name="Sense títol1" style:family="paragraph" style:parent-style-name="Quotations">
      <style:paragraph-properties fo:text-align="justify" style:justify-single-word="false" style:writing-mode="page"/>
    </style:style>
    <style:style style:name="Autor_20_de_20_cita" style:display-name="Autor de cita" style:family="paragraph" style:parent-style-name="Quotations">
      <style:paragraph-properties fo:text-align="end" style:justify-single-word="false" style:writing-mode="page"/>
    </style:style>
    <style:style style:name="Cita_20_en_20_inglés" style:display-name="Cita en inglés" style:family="paragraph" style:parent-style-name="Quotations" style:master-page-name="">
      <loext:graphic-properties draw:fill="none" draw:fill-color="#cfe7f5"/>
      <style:paragraph-properties style:page-number="auto" fo:background-color="transparent" style:shadow="none" style:writing-mode="page">
        <style:tab-stops/>
      </style:paragraph-properties>
      <style:text-properties fo:language="en" fo:country="US" style:font-size-asian="10.5pt" style:font-weight-asian="normal"/>
    </style:style>
    <style:style style:name="Numbering_20_1" style:display-name="Numbering 1" style:family="paragraph" style:parent-style-name="List" style:list-style-name="Numbering_20_1" style:class="list">
      <style:paragraph-properties fo:margin-left="1.799cm" fo:margin-right="0cm" fo:margin-top="0.101cm" fo:margin-bottom="0.4cm" loext:contextual-spacing="false" fo:text-indent="-0.64cm" style:auto-text-indent="false" style:writing-mode="page">
        <style:tab-stops/>
      </style:paragraph-properties>
      <style:text-properties fo:font-size="10pt" style:font-weight-asian="normal"/>
    </style:style>
    <style:style style:name="List_20_1" style:display-name="List 1" style:family="paragraph" style:parent-style-name="List" style:list-style-name="List_20_1" style:class="list">
      <style:paragraph-properties fo:margin-top="0.199cm" fo:margin-bottom="0.21cm" loext:contextual-spacing="false" fo:text-align="justify" style:justify-single-word="false" style:writing-mode="page"/>
      <style:text-properties fo:font-size="10pt" style:font-weight-asian="normal"/>
    </style:style>
    <style:style style:name="List_20_2" style:display-name="List 2" style:family="paragraph" style:parent-style-name="List" style:class="list">
      <style:paragraph-properties fo:margin-left="1cm" fo:margin-right="0cm" fo:margin-top="0cm" fo:margin-bottom="0.212cm" loext:contextual-spacing="false" fo:text-align="justify" style:justify-single-word="false" fo:text-indent="-1cm" style:auto-text-indent="false" style:writing-mode="page">
        <style:tab-stops/>
      </style:paragraph-properties>
      <style:text-properties fo:font-size="10pt" style:font-weight-asian="normal"/>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writing-mode="page"/>
      <style:text-properties fo:font-size="8pt" style:font-size-asian="10pt" style:font-weight-asian="normal" style:font-size-complex="10pt"/>
    </style:style>
    <style:style style:name="Header_20_left" style:display-name="Header left" style:family="paragraph" style:parent-style-name="Standard" style:class="extra">
      <loext:graphic-properties draw:fill="none"/>
      <style:paragraph-properties fo:background-color="transparent" fo:padding="0.049cm" fo:border-left="none" fo:border-right="none" fo:border-top="none" fo:border-bottom="0.06pt solid #000000" style:shadow="none" text:number-lines="false" text:line-number="0" style:writing-mode="page">
        <style:tab-stops>
          <style:tab-stop style:position="8.5cm" style:type="center"/>
          <style:tab-stop style:position="17cm" style:type="right"/>
        </style:tab-stops>
      </style:paragraph-properties>
    </style:style>
    <style:style style:name="Portada_5f_título" style:display-name="Portada_título" style:family="paragraph" style:parent-style-name="Text_20_body">
      <style:paragraph-properties fo:margin-top="7.999cm" fo:margin-bottom="4.001cm" loext:contextual-spacing="false" fo:text-align="center" style:justify-single-word="false" style:shadow="none" style:writing-mode="page"/>
      <style:text-properties fo:color="#666666" style:font-name="Liberation Sans2" fo:font-family="'Liberation Sans'" style:font-style-name="Negreta" style:font-family-generic="swiss" style:font-pitch="variable" fo:font-size="24pt" fo:font-weight="bold" officeooo:rsid="0018884b" style:font-size-asian="10.5pt" style:font-weight-asian="normal"/>
    </style:style>
    <style:style style:name="Portada_5f_autor" style:display-name="Portada_autor" style:family="paragraph" style:parent-style-name="Portada_5f_título">
      <style:paragraph-properties fo:margin-top="0.6cm" fo:margin-bottom="0cm" loext:contextual-spacing="false" style:writing-mode="page"/>
      <style:text-properties fo:font-size="14pt" style:font-size-asian="10.5pt" style:font-weight-asian="normal"/>
    </style:style>
    <style:style style:name="Portada_5f_afiliación" style:display-name="Portada_afiliación" style:family="paragraph" style:parent-style-name="Portada_5f_autor">
      <style:paragraph-properties fo:margin-top="0.101cm" fo:margin-bottom="0cm" loext:contextual-spacing="false" style:writing-mode="page"/>
      <style:text-properties fo:font-size="12pt" officeooo:rsid="0018884b" style:font-size-asian="10.5pt" style:font-weight-asian="norma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cccccc" style:writing-mode="lr-tb" draw:fill="solid" draw:fill-color="#cccccc"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Envelope" style:page-layout-name="Mpm3"/>
    <style:master-page style:name="Página_20_normal" style:display-name="Página normal" style:page-layout-name="Mpm4">
      <style:header>
        <text:p text:style-name="Header_20_left"><text:chapter text:display="number-and-name" text:outline-level="1">Capítulo 2. Un poco de historia</text:chapter><text:tab/><text:tab/><text:page-number text:select-page="current">24</text:page-number></text:p>
      </style:header>
    </style:master-page>
    <style:master-page style:name="Portada" style:page-layout-name="Mpm5" style:next-style-name="Página_20_norma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MacOSX_X86_64 LibreOffice_project/e80a0e0fd1875e1696614d24c32df0f95f03deb2</meta:generator>
    <dc:date>2017-09-26T12:25:45.400785000</dc:date>
    <dc:creator>Enric Cervera Mateu</dc:creator>
    <meta:editing-duration>PT1H7M34S</meta:editing-duration>
    <meta:editing-cycles>18</meta:editing-cycles>
    <meta:document-statistic meta:table-count="0" meta:image-count="0" meta:object-count="0" meta:page-count="24" meta:paragraph-count="266" meta:word-count="15301" meta:character-count="96451" meta:non-whitespace-character-count="81396"/>
  </office:meta>
</office:document-meta>
</file>